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05496"/>
    </style:style>
    <style:style style:name="ce3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  <style:text-properties fo:color="#44B3E1"/>
    </style:style>
    <style:style style:name="ce6" style:family="table-cell" style:parent-style-name="Default" style:data-style-name="N36">
      <style:table-cell-properties style:vertical-align="automatic" fo:background-color="#F2F2F2" style:repeat-content="false"/>
      <style:paragraph-properties fo:text-align="center"/>
    </style:style>
    <style:style style:name="ce7" style:family="table-cell" style:parent-style-name="Default" style:data-style-name="N13">
      <style:table-cell-properties style:vertical-align="automatic" fo:background-color="#F2F2F2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3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13"/>
    <style:style style:name="ce15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36"/>
    <style:style style:name="ce17" style:family="table-cell" style:parent-style-name="Default" style:data-style-name="N0">
      <style:table-cell-properties fo:background-color="#F2F2F2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fo:background-color="#F2F2F2"/>
    </style:style>
    <style:style style:name="ce19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D9D9D9"/>
    </style:style>
    <style:style style:name="ce2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23" style:family="table-cell" style:parent-style-name="Millares" style:data-style-name="N37">
      <style:table-cell-properties style:vertical-align="automatic" fo:background-color="#D9D9D9" style:repeat-content="false"/>
      <style:paragraph-properties fo:text-align="center"/>
      <style:text-properties fo:color="#000000" style:font-name="Aptos Narrow" style:font-name-asian="Aptos Narrow" style:font-name-complex="Aptos Narrow"/>
    </style:style>
    <style:style style:name="ce24" style:family="table-cell" style:parent-style-name="Millares" style:data-style-name="N37">
      <style:table-cell-properties style:vertical-align="automatic" style:repeat-content="false"/>
      <style:paragraph-properties fo:text-align="center"/>
      <style:text-properties fo:color="#000000" style:font-name="Aptos Narrow" style:font-name-asian="Aptos Narrow" style:font-name-complex="Aptos Narrow"/>
    </style:style>
    <style:style style:name="ce25" style:family="table-cell" style:parent-style-name="Default" style:data-style-name="N36">
      <style:table-cell-properties fo:background-color="#D9D9D9"/>
    </style:style>
    <style:style style:name="ce26" style:family="table-cell" style:parent-style-name="Default" style:data-style-name="N36">
      <style:table-cell-properties style:vertical-align="automatic" fo:background-color="#D9D9D9" style:repeat-content="false"/>
      <style:paragraph-properties fo:text-align="center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#D9D9D9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Millares" style:data-style-name="N38">
      <style:table-cell-properties style:vertical-align="middle"/>
      <style:text-properties fo:color="#000000" style:font-name="Aptos Narrow" style:font-name-asian="Aptos Narrow" style:font-name-complex="Aptos Narrow" fo:font-weight="bold" style:font-weight-asian="bold" style:font-weight-complex="bold"/>
    </style:style>
    <style:style style:name="ce34" style:family="table-cell" style:parent-style-name="Default" style:data-style-name="N37">
      <style:table-cell-properties style:vertical-align="automatic"/>
    </style:style>
    <style:style style:name="ce35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center"/>
    </style:style>
    <style:style style:name="ce3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37" style:family="table-cell" style:parent-style-name="Default" style:data-style-name="N39">
      <style:table-cell-properties fo:border-top="none" fo:border-bottom="none" fo:border-left="2pt solid #000000" fo:border-right="2pt solid #000000" style:vertical-align="automatic" style:repeat-content="false"/>
      <style:paragraph-properties fo:text-align="center"/>
    </style:style>
    <style:style style:name="ce38" style:family="table-cell" style:parent-style-name="Default" style:data-style-name="N36">
      <style:table-cell-properties style:vertical-align="automatic"/>
    </style:style>
    <style:style style:name="ce39" style:family="table-cell" style:parent-style-name="Default" style:data-style-name="N36">
      <style:table-cell-properties style:vertical-align="automatic"/>
      <style:text-properties fo:font-weight="bold" style:font-weight-asian="bold" style:font-weight-complex="bold"/>
    </style:style>
    <style:style style:name="ce40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39"/>
    <style:style style:name="ce4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36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36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fo:background-color="#C1F0C8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36">
      <style:table-cell-properties style:vertical-align="automatic" fo:background-color="#C1F0C8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39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e48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0" style:family="table-cell" style:parent-style-name="Porcentaje" style:data-style-name="N40">
      <style:table-cell-properties style:vertical-align="automatic" style:repeat-content="false"/>
      <style:paragraph-properties fo:text-align="center"/>
      <style:text-properties fo:color="#000000" style:font-name="Aptos Narrow" style:font-name-asian="Aptos Narrow" style:font-name-complex="Aptos Narrow" fo:font-weight="bold" style:font-weight-asian="bold" style:font-weight-complex="bold"/>
    </style:style>
    <style:style style:name="ce51" style:family="table-cell" style:parent-style-name="Default" style:data-style-name="N13">
      <style:table-cell-properties style:vertical-align="automatic" style:repeat-content="false"/>
      <style:paragraph-properties fo:text-align="center"/>
    </style:style>
    <style:style style:name="ce52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Millares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Aptos Narrow" style:font-name-asian="Aptos Narrow" style:font-name-complex="Aptos Narrow"/>
    </style:style>
    <style:style style:name="ce54" style:family="table-cell" style:parent-style-name="Default" style:data-style-name="N41">
      <style:table-cell-properties style:vertical-align="automatic" fo:background-color="transparent" style:repeat-content="false"/>
      <style:paragraph-properties fo:text-align="center"/>
    </style:style>
    <style:style style:name="ce55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</style:style>
    <style:style style:name="ce56" style:family="table-cell" style:parent-style-name="Default" style:data-style-name="N36">
      <style:table-cell-properties fo:background-color="transparent"/>
    </style:style>
    <style:style style:name="ce57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58" style:family="table-cell" style:parent-style-name="Default" style:data-style-name="N14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4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14"/>
    <style:style style:name="ce61" style:family="table-cell" style:parent-style-name="Default" style:data-style-name="N13">
      <style:table-cell-properties fo:background-color="#E2EFDA"/>
    </style:style>
    <style:style style:name="ce62" style:family="table-cell" style:parent-style-name="Default" style:data-style-name="N13">
      <style:table-cell-properties fo:background-color="#E2EFDA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</style:style>
    <style:style style:name="ce64" style:family="table-cell" style:parent-style-name="Default" style:data-style-name="N0">
      <style:table-cell-properties style:vertical-align="middle" fo:wrap-option="wrap" fo:background-color="#C6E0B4" style:rotation-angle="90" style:repeat-content="false"/>
      <style:paragraph-properties fo:text-align="center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4.365625cm" style:use-optimal-column-width="true"/>
    </style:style>
    <style:style style:name="co3" style:family="table-column">
      <style:table-column-properties fo:break-before="auto" style:column-width="3.254375cm" style:use-optimal-column-width="true"/>
    </style:style>
    <style:style style:name="co4" style:family="table-column">
      <style:table-column-properties fo:break-before="auto" style:column-width="2.67229166666667cm" style:use-optimal-column-width="true"/>
    </style:style>
    <style:style style:name="co5" style:family="table-column">
      <style:table-column-properties fo:break-before="auto" style:column-width="6.50875cm" style:use-optimal-column-width="true"/>
    </style:style>
    <style:style style:name="co6" style:family="table-column">
      <style:table-column-properties fo:break-before="auto" style:column-width="3.04270833333333cm" style:use-optimal-column-width="true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72520833333333cm" style:use-optimal-column-width="true"/>
    </style:style>
    <style:style style:name="co9" style:family="table-column">
      <style:table-column-properties fo:break-before="auto" style:column-width="4.47145833333333cm" style:use-optimal-column-width="true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8575cm" style:use-optimal-column-width="true"/>
    </style:style>
    <style:style style:name="co12" style:family="table-column">
      <style:table-column-properties fo:break-before="auto" style:column-width="5.159375cm" style:use-optimal-column-width="true"/>
    </style:style>
    <style:style style:name="co13" style:family="table-column">
      <style:table-column-properties fo:break-before="auto" style:column-width="3.28083333333333cm" style:use-optimal-column-width="true"/>
    </style:style>
    <style:style style:name="co14" style:family="table-column">
      <style:table-column-properties fo:break-before="auto" style:column-width="2.83104166666667cm" style:use-optimal-column-width="true"/>
    </style:style>
    <style:style style:name="co15" style:family="table-column">
      <style:table-column-properties fo:break-before="auto" style:column-width="2.54cm" style:use-optimal-column-width="true"/>
    </style:style>
    <style:style style:name="co16" style:family="table-column">
      <style:table-column-properties fo:break-before="auto" style:column-width="4.33916666666667cm"/>
    </style:style>
    <style:style style:name="co17" style:family="table-column">
      <style:table-column-properties fo:break-before="auto" style:column-width="2.91041666666667cm" style:use-optimal-column-width="true"/>
    </style:style>
    <style:style style:name="co18" style:family="table-column">
      <style:table-column-properties fo:break-before="auto" style:column-width="2.38125cm" style:use-optimal-column-width="true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ssumptions" table:style-name="ta1">
        <table:table-column table:style-name="co1" table:number-columns-repeated="2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number-rows-repeated="2" table:style-name="ro1">
          <table:table-cell table:number-columns-repeated="16384" table:style-name="ce2"/>
        </table:table-row>
        <table:table-row table:style-name="ro1">
          <table:table-cell table:number-columns-repeated="2" table:style-name="ce2"/>
          <table:table-cell office:value-type="string" table:style-name="ce3">
            <text:p>Location</text:p>
          </table:table-cell>
          <table:table-cell office:value-type="string" table:style-name="ce4">
            <text:p>Mexico city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4">
            <text:p>Rooms</text:p>
          </table:table-cell>
          <table:table-cell office:value-type="float" office:value="15" table:style-name="ce5">
            <text:p>15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4">
            <text:p>Renting</text:p>
          </table:table-cell>
          <table:table-cell office:value-type="float" office:value="350" table:style-name="ce6">
            <text:p>$350,00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3">
            <text:p>Daily income</text:p>
          </table:table-cell>
          <table:table-cell office:value-type="float" office:value="5250" table:formula="of:=[.D5]*[.D4]" table:style-name="ce6">
            <text:p>$5.250,00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3">
            <text:p>Ocupancy Rate</text:p>
          </table:table-cell>
          <table:table-cell office:value-type="percentage" office:value="0.8" table:style-name="ce7">
            <text:p>80%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3">
            <text:p>Total Income Per Month</text:p>
          </table:table-cell>
          <table:table-cell office:value-type="float" office:value="157500" table:formula="of:=[.D6]*30" table:style-name="ce6">
            <text:p>$157.500,00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office:value-type="string" table:style-name="ce8">
            <text:p>Yearly Price Increment</text:p>
          </table:table-cell>
          <table:table-cell office:value-type="percentage" office:value="0.08" table:style-name="ce9">
            <text:p>8%</text:p>
          </table:table-cell>
          <table:table-cell table:style-name="ce10"/>
          <table:table-cell table:number-columns-repeated="16379" table:style-name="ce11"/>
        </table:table-row>
        <table:table-row table:style-name="ro1">
          <table:table-cell table:number-columns-repeated="2" table:style-name="ce2"/>
          <table:table-cell office:value-type="string" table:style-name="ce8">
            <text:p>Exit Price</text:p>
          </table:table-cell>
          <table:table-cell office:value-type="float" office:value="17631936.921600003" table:formula="of:=[.D15]*(1+[.D9])^5" table:style-name="ce12">
            <text:p>$17.631.936,92</text:p>
          </table:table-cell>
          <table:table-cell table:style-name="ce10"/>
          <table:table-cell table:number-columns-repeated="16379" table:style-name="ce11"/>
        </table:table-row>
        <table:table-row table:number-rows-repeated="3" table:style-name="ro1">
          <table:table-cell table:number-columns-repeated="2" table:style-name="ce2"/>
          <table:table-cell table:style-name="ce1"/>
          <table:table-cell table:style-name="ce13"/>
          <table:table-cell table:style-name="ce14"/>
          <table:table-cell table:style-name="ce15"/>
          <table:table-cell table:style-name="ce1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office:value-type="string" table:style-name="ce17">
            <text:p>Projected Cost</text:p>
          </table:table-cell>
          <table:table-cell office:value-type="float" office:value="12000000" table:style-name="ce18">
            <text:p>$12.000.000,00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2"/>
          <table:table-cell office:value-type="string" table:style-name="ce17">
            <text:p>Cost Structure:</text:p>
          </table:table-cell>
          <table:table-cell table:style-name="ce18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4">
            <text:p>Constuction Costs</text:p>
          </table:table-cell>
          <table:table-cell office:value-type="float" office:value="700000" table:style-name="ce18">
            <text:p>$700.000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Administrative fee</text:p>
          </table:table-cell>
          <table:table-cell office:value-type="float" office:value="5000" table:style-name="ce18">
            <text:p>$5.000,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4">
            <text:p>Operatig Fee</text:p>
          </table:table-cell>
          <table:table-cell office:value-type="float" office:value="15000" table:style-name="ce18">
            <text:p>$15.000,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table:style-name="ce16"/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  <table:table table:name="Cashflow_analysis_Per_Month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6" table:default-cell-style-name="ce1"/>
        <table:table-column table:style-name="co8" table:number-columns-repeated="12" table:default-cell-style-name="ce1"/>
        <table:table-column table:style-name="co16" table:default-cell-style-name="ce1"/>
        <table:table-column table:style-name="co7" table:number-columns-repeated="35" table:default-cell-style-name="ce1"/>
        <table:table-column table:style-name="co17" table:default-cell-style-name="ce1"/>
        <table:table-column table:style-name="co18" table:default-cell-style-name="ce1"/>
        <table:table-column table:style-name="co7" table:number-columns-repeated="16319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9">
            <text:p>Year</text:p>
          </table:table-cell>
          <table:table-cell office:value-type="string" table:style-name="ce19">
            <text:p>M^2 Sold</text:p>
          </table:table-cell>
          <table:table-cell table:style-name="ce1"/>
          <table:table-cell table:style-name="ce20"/>
          <table:table-cell office:value-type="string" table:style-name="ce19">
            <text:p>Construction:</text:p>
          </table:table-cell>
          <table:table-cell table:style-name="ce21"/>
          <table:table-cell table:style-name="ce1"/>
          <table:table-cell office:value-type="string" table:style-name="ce19">
            <text:p>Land:</text:p>
          </table:table-cell>
          <table:table-cell table:style-name="ce22"/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1" table:style-name="ce22">
            <text:p>1</text:p>
          </table:table-cell>
          <table:table-cell office:value-type="error" office:string-value="#REF!" table:formula="of:=[Assumptions.#REF!]" table:style-name="ce23">
            <text:p><text:s/>#¡REF!<text:s/></text:p>
          </table:table-cell>
          <table:table-cell table:style-name="ce1"/>
          <table:table-cell table:style-name="ce24"/>
          <table:table-cell office:value-type="string" table:style-name="ce22">
            <text:p>Construction cost/M^2</text:p>
          </table:table-cell>
          <table:table-cell office:value-type="error" office:string-value="#REF!" table:formula="of:=[Assumptions.D19]/[.C5]" table:style-name="ce25">
            <text:p>#¡REF!</text:p>
          </table:table-cell>
          <table:table-cell table:style-name="ce1"/>
          <table:table-cell office:value-type="string" table:style-name="ce22">
            <text:p>Paid M^2</text:p>
          </table:table-cell>
          <table:table-cell office:value-type="error" office:string-value="#REF!" table:formula="of:=[Assumptions.D17]/[.C5]" table:style-name="ce26">
            <text:p>#¡REF!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2" table:style-name="ce22">
            <text:p>2</text:p>
          </table:table-cell>
          <table:table-cell office:value-type="error" office:string-value="#REF!" table:formula="of:=[Assumptions.#REF!]" table:style-name="ce23">
            <text:p><text:s/>#¡REF!<text:s/></text:p>
          </table:table-cell>
          <table:table-cell table:style-name="ce1"/>
          <table:table-cell table:style-name="ce24"/>
          <table:table-cell office:value-type="string" table:style-name="ce22">
            <text:p>Architecture and design/M^2</text:p>
          </table:table-cell>
          <table:table-cell office:value-type="error" office:string-value="#REF!" table:formula="of:=[Assumptions.D18]/[.C5]" table:style-name="ce25">
            <text:p>#¡REF!</text:p>
          </table:table-cell>
          <table:table-cell table:style-name="ce1"/>
          <table:table-cell office:value-type="string" table:style-name="ce22">
            <text:p>Permit cost/M^2</text:p>
          </table:table-cell>
          <table:table-cell office:value-type="error" office:string-value="#REF!" table:formula="of:=[Assumptions.#REF!]/[.C5]" table:style-name="ce26">
            <text:p>#¡REF!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9">
            <text:p>Total M^2</text:p>
          </table:table-cell>
          <table:table-cell office:value-type="error" office:string-value="#REF!" table:formula="of:=SUM([.C3:.C4])" table:style-name="ce23">
            <text:p><text:s/>#¡REF!<text:s/></text:p>
          </table:table-cell>
          <table:table-cell table:style-name="ce27"/>
          <table:table-cell table:style-name="ce24"/>
          <table:table-cell table:number-columns-repeated="16379" table:style-name="ce1"/>
        </table:table-row>
        <table:table-row table:style-name="ro1">
          <table:table-cell table:style-name="ce1"/>
          <table:table-cell table:style-name="ce20"/>
          <table:table-cell office:value-type="error" office:string-value="#REF!" table:formula="of:=[.C5]/2" table:style-name="ce28">
            <text:p><text:s/>#¡REF!<text:s/></text:p>
          </table:table-cell>
          <table:table-cell table:number-columns-repeated="2" table:style-name="ce24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20"/>
          <table:table-cell table:number-columns-repeated="2" table:style-name="ce24"/>
          <table:table-cell table:number-columns-repeated="21" table:style-name="ce1"/>
          <table:table-cell office:value-type="float" office:value="60" table:formula="of:=12*5" table:style-name="ce1">
            <text:p>60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table:number-columns-repeated="2" table:style-name="ce20"/>
          <table:table-cell table:number-columns-repeated="2" table:style-name="ce24"/>
          <table:table-cell table:number-columns-repeated="16379" table:style-name="ce1"/>
        </table:table-row>
        <table:table-row table:style-name="ro1">
          <table:table-cell table:style-name="ce20"/>
          <table:table-cell office:value-type="string" table:style-name="ce19">
            <text:p>Year</text:p>
          </table:table-cell>
          <table:table-cell office:value-type="string" table:style-name="ce29">
            <text:p>Total Project</text:p>
          </table:table-cell>
          <table:table-cell office:value-type="float" office:value="1" table:formula="of:=IF([.D10]/12&lt;=1;1;2)" table:style-name="ce29">
            <text:p>1</text:p>
          </table:table-cell>
          <table:table-cell office:value-type="float" office:value="1" table:formula="of:=IF([.E10]/12&lt;=1;1;2)" table:style-name="ce29">
            <text:p>1</text:p>
          </table:table-cell>
          <table:table-cell office:value-type="float" office:value="1" table:formula="of:=IF([.F10]/12&lt;=1;1;2)" table:style-name="ce29">
            <text:p>1</text:p>
          </table:table-cell>
          <table:table-cell office:value-type="float" office:value="1" table:formula="of:=IF([.G10]/12&lt;=1;1;2)" table:style-name="ce29">
            <text:p>1</text:p>
          </table:table-cell>
          <table:table-cell office:value-type="float" office:value="1" table:formula="of:=IF([.H10]/12&lt;=1;1;2)" table:style-name="ce29">
            <text:p>1</text:p>
          </table:table-cell>
          <table:table-cell office:value-type="float" office:value="1" table:formula="of:=IF([.I10]/12&lt;=1;1;2)" table:style-name="ce29">
            <text:p>1</text:p>
          </table:table-cell>
          <table:table-cell office:value-type="float" office:value="1" table:formula="of:=IF([.J10]/12&lt;=1;1;2)" table:style-name="ce29">
            <text:p>1</text:p>
          </table:table-cell>
          <table:table-cell office:value-type="float" office:value="1" table:formula="of:=IF([.K10]/12&lt;=1;1;2)" table:style-name="ce29">
            <text:p>1</text:p>
          </table:table-cell>
          <table:table-cell office:value-type="float" office:value="1" table:formula="of:=IF([.L10]/12&lt;=1;1;2)" table:style-name="ce29">
            <text:p>1</text:p>
          </table:table-cell>
          <table:table-cell office:value-type="float" office:value="1" table:formula="of:=IF([.M10]/12&lt;=1;1;2)" table:style-name="ce29">
            <text:p>1</text:p>
          </table:table-cell>
          <table:table-cell office:value-type="float" office:value="1" table:formula="of:=IF([.N10]/12&lt;=1;1;2)" table:style-name="ce29">
            <text:p>1</text:p>
          </table:table-cell>
          <table:table-cell office:value-type="float" office:value="1" table:formula="of:=IF([.O10]/12&lt;=1;1;2)" table:style-name="ce29">
            <text:p>1</text:p>
          </table:table-cell>
          <table:table-cell office:value-type="float" office:value="2" table:formula="of:=IF([.P10]/12&lt;=1;1;2)" table:style-name="ce29">
            <text:p>2</text:p>
          </table:table-cell>
          <table:table-cell office:value-type="float" office:value="2" table:formula="of:=IF([.Q10]/12&lt;=1;1;2)" table:style-name="ce29">
            <text:p>2</text:p>
          </table:table-cell>
          <table:table-cell office:value-type="float" office:value="2" table:formula="of:=IF([.R10]/12&lt;=1;1;2)" table:style-name="ce29">
            <text:p>2</text:p>
          </table:table-cell>
          <table:table-cell office:value-type="float" office:value="2" table:formula="of:=IF([.S10]/12&lt;=1;1;2)" table:style-name="ce29">
            <text:p>2</text:p>
          </table:table-cell>
          <table:table-cell office:value-type="float" office:value="2" table:formula="of:=IF([.T10]/12&lt;=1;1;2)" table:style-name="ce29">
            <text:p>2</text:p>
          </table:table-cell>
          <table:table-cell office:value-type="float" office:value="2" table:formula="of:=IF([.U10]/12&lt;=1;1;2)" table:style-name="ce29">
            <text:p>2</text:p>
          </table:table-cell>
          <table:table-cell office:value-type="float" office:value="2" table:formula="of:=IF([.V10]/12&lt;=1;1;2)" table:style-name="ce29">
            <text:p>2</text:p>
          </table:table-cell>
          <table:table-cell office:value-type="float" office:value="2" table:formula="of:=IF([.W10]/12&lt;=1;1;2)" table:style-name="ce29">
            <text:p>2</text:p>
          </table:table-cell>
          <table:table-cell office:value-type="float" office:value="2" table:formula="of:=IF([.X10]/12&lt;=1;1;2)" table:style-name="ce29">
            <text:p>2</text:p>
          </table:table-cell>
          <table:table-cell office:value-type="float" office:value="2" table:formula="of:=IF([.Y10]/12&lt;=1;1;2)" table:style-name="ce29">
            <text:p>2</text:p>
          </table:table-cell>
          <table:table-cell office:value-type="float" office:value="2" table:formula="of:=IF([.Z10]/12&lt;=1;1;2)" table:style-name="ce29">
            <text:p>2</text:p>
          </table:table-cell>
          <table:table-cell office:value-type="float" office:value="2" table:formula="of:=IF([.AA10]/12&lt;=1;1;2)" table:style-name="ce29">
            <text:p>2</text:p>
          </table:table-cell>
          <table:table-cell office:value-type="float" office:value="2" table:formula="of:=IF([.AB10]/12&lt;=1;1;2)" table:style-name="ce29">
            <text:p>2</text:p>
          </table:table-cell>
          <table:table-cell office:value-type="float" office:value="2" table:formula="of:=IF([.AC10]/12&lt;=1;1;2)" table:style-name="ce29">
            <text:p>2</text:p>
          </table:table-cell>
          <table:table-cell office:value-type="float" office:value="2" table:formula="of:=IF([.AD10]/12&lt;=1;1;2)" table:style-name="ce29">
            <text:p>2</text:p>
          </table:table-cell>
          <table:table-cell office:value-type="float" office:value="2" table:formula="of:=IF([.AE10]/12&lt;=1;1;2)" table:style-name="ce29">
            <text:p>2</text:p>
          </table:table-cell>
          <table:table-cell office:value-type="float" office:value="2" table:formula="of:=IF([.AF10]/12&lt;=1;1;2)" table:style-name="ce29">
            <text:p>2</text:p>
          </table:table-cell>
          <table:table-cell office:value-type="float" office:value="2" table:formula="of:=IF([.AG10]/12&lt;=1;1;2)" table:style-name="ce29">
            <text:p>2</text:p>
          </table:table-cell>
          <table:table-cell office:value-type="float" office:value="2" table:formula="of:=IF([.AH10]/12&lt;=1;1;2)" table:style-name="ce29">
            <text:p>2</text:p>
          </table:table-cell>
          <table:table-cell office:value-type="float" office:value="2" table:formula="of:=IF([.AI10]/12&lt;=1;1;2)" table:style-name="ce29">
            <text:p>2</text:p>
          </table:table-cell>
          <table:table-cell office:value-type="float" office:value="2" table:formula="of:=IF([.AJ10]/12&lt;=1;1;2)" table:style-name="ce29">
            <text:p>2</text:p>
          </table:table-cell>
          <table:table-cell office:value-type="float" office:value="2" table:formula="of:=IF([.AK10]/12&lt;=1;1;2)" table:style-name="ce29">
            <text:p>2</text:p>
          </table:table-cell>
          <table:table-cell office:value-type="float" office:value="2" table:formula="of:=IF([.AL10]/12&lt;=1;1;2)" table:style-name="ce29">
            <text:p>2</text:p>
          </table:table-cell>
          <table:table-cell office:value-type="float" office:value="2" table:formula="of:=IF([.AM10]/12&lt;=1;1;2)" table:style-name="ce29">
            <text:p>2</text:p>
          </table:table-cell>
          <table:table-cell office:value-type="float" office:value="2" table:formula="of:=IF([.AN10]/12&lt;=1;1;2)" table:style-name="ce29">
            <text:p>2</text:p>
          </table:table-cell>
          <table:table-cell office:value-type="float" office:value="2" table:formula="of:=IF([.AO10]/12&lt;=1;1;2)" table:style-name="ce29">
            <text:p>2</text:p>
          </table:table-cell>
          <table:table-cell office:value-type="float" office:value="2" table:formula="of:=IF([.AP10]/12&lt;=1;1;2)" table:style-name="ce29">
            <text:p>2</text:p>
          </table:table-cell>
          <table:table-cell office:value-type="float" office:value="2" table:formula="of:=IF([.AQ10]/12&lt;=1;1;2)" table:style-name="ce29">
            <text:p>2</text:p>
          </table:table-cell>
          <table:table-cell office:value-type="float" office:value="2" table:formula="of:=IF([.AR10]/12&lt;=1;1;2)" table:style-name="ce29">
            <text:p>2</text:p>
          </table:table-cell>
          <table:table-cell office:value-type="float" office:value="2" table:formula="of:=IF([.AS10]/12&lt;=1;1;2)" table:style-name="ce29">
            <text:p>2</text:p>
          </table:table-cell>
          <table:table-cell office:value-type="float" office:value="2" table:formula="of:=IF([.AT10]/12&lt;=1;1;2)" table:style-name="ce29">
            <text:p>2</text:p>
          </table:table-cell>
          <table:table-cell office:value-type="float" office:value="2" table:formula="of:=IF([.AU10]/12&lt;=1;1;2)" table:style-name="ce29">
            <text:p>2</text:p>
          </table:table-cell>
          <table:table-cell office:value-type="float" office:value="2" table:formula="of:=IF([.AV10]/12&lt;=1;1;2)" table:style-name="ce29">
            <text:p>2</text:p>
          </table:table-cell>
          <table:table-cell office:value-type="float" office:value="2" table:formula="of:=IF([.AW10]/12&lt;=1;1;2)" table:style-name="ce29">
            <text:p>2</text:p>
          </table:table-cell>
          <table:table-cell office:value-type="float" office:value="2" table:formula="of:=IF([.AX10]/12&lt;=1;1;2)" table:style-name="ce29">
            <text:p>2</text:p>
          </table:table-cell>
          <table:table-cell office:value-type="float" office:value="2" table:formula="of:=IF([.AY10]/12&lt;=1;1;2)" table:style-name="ce29">
            <text:p>2</text:p>
          </table:table-cell>
          <table:table-cell office:value-type="float" office:value="2" table:formula="of:=IF([.AZ10]/12&lt;=1;1;2)" table:style-name="ce29">
            <text:p>2</text:p>
          </table:table-cell>
          <table:table-cell office:value-type="float" office:value="2" table:formula="of:=IF([.BA10]/12&lt;=1;1;2)" table:style-name="ce29">
            <text:p>2</text:p>
          </table:table-cell>
          <table:table-cell office:value-type="float" office:value="2" table:formula="of:=IF([.BB10]/12&lt;=1;1;2)" table:style-name="ce29">
            <text:p>2</text:p>
          </table:table-cell>
          <table:table-cell office:value-type="float" office:value="2" table:formula="of:=IF([.BC10]/12&lt;=1;1;2)" table:style-name="ce29">
            <text:p>2</text:p>
          </table:table-cell>
          <table:table-cell office:value-type="float" office:value="2" table:formula="of:=IF([.BD10]/12&lt;=1;1;2)" table:style-name="ce29">
            <text:p>2</text:p>
          </table:table-cell>
          <table:table-cell office:value-type="float" office:value="2" table:formula="of:=IF([.BE10]/12&lt;=1;1;2)" table:style-name="ce29">
            <text:p>2</text:p>
          </table:table-cell>
          <table:table-cell office:value-type="float" office:value="2" table:formula="of:=IF([.BF10]/12&lt;=1;1;2)" table:style-name="ce29">
            <text:p>2</text:p>
          </table:table-cell>
          <table:table-cell office:value-type="float" office:value="2" table:formula="of:=IF([.BG10]/12&lt;=1;1;2)" table:style-name="ce29">
            <text:p>2</text:p>
          </table:table-cell>
          <table:table-cell office:value-type="float" office:value="2" table:formula="of:=IF([.BH10]/12&lt;=1;1;2)" table:style-name="ce29">
            <text:p>2</text:p>
          </table:table-cell>
          <table:table-cell office:value-type="float" office:value="2" table:formula="of:=IF([.BI10]/12&lt;=1;1;2)" table:style-name="ce29">
            <text:p>2</text:p>
          </table:table-cell>
          <table:table-cell office:value-type="float" office:value="2" table:formula="of:=IF([.BJ10]/12&lt;=1;1;2)" table:style-name="ce29">
            <text:p>2</text:p>
          </table:table-cell>
          <table:table-cell office:value-type="float" office:value="2" table:formula="of:=IF([.BK10]/12&lt;=1;1;2)" table:style-name="ce29">
            <text:p>2</text:p>
          </table:table-cell>
          <table:table-cell table:style-name="ce30"/>
          <table:table-cell table:number-columns-repeated="16320" table:style-name="ce20"/>
        </table:table-row>
        <table:table-row table:style-name="ro1">
          <table:table-cell table:style-name="ce1"/>
          <table:table-cell office:value-type="string" table:style-name="ce19">
            <text:p>Month</text:p>
          </table:table-cell>
          <table:table-cell table:style-name="ce31"/>
          <table:table-cell office:value-type="float" office:value="1" table:style-name="ce31">
            <text:p>1</text:p>
          </table:table-cell>
          <table:table-cell office:value-type="float" office:value="2" table:style-name="ce31">
            <text:p>2</text:p>
          </table:table-cell>
          <table:table-cell office:value-type="float" office:value="3" table:style-name="ce31">
            <text:p>3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6" table:style-name="ce31">
            <text:p>6</text:p>
          </table:table-cell>
          <table:table-cell office:value-type="float" office:value="7" table:style-name="ce31">
            <text:p>7</text:p>
          </table:table-cell>
          <table:table-cell office:value-type="float" office:value="8" table:style-name="ce31">
            <text:p>8</text:p>
          </table:table-cell>
          <table:table-cell office:value-type="float" office:value="9" table:style-name="ce31">
            <text:p>9</text:p>
          </table:table-cell>
          <table:table-cell office:value-type="float" office:value="10" table:style-name="ce31">
            <text:p>10</text:p>
          </table:table-cell>
          <table:table-cell office:value-type="float" office:value="11" table:style-name="ce31">
            <text:p>11</text:p>
          </table:table-cell>
          <table:table-cell office:value-type="float" office:value="12" table:style-name="ce31">
            <text:p>12</text:p>
          </table:table-cell>
          <table:table-cell office:value-type="float" office:value="13" table:style-name="ce31">
            <text:p>13</text:p>
          </table:table-cell>
          <table:table-cell office:value-type="float" office:value="14" table:style-name="ce31">
            <text:p>14</text:p>
          </table:table-cell>
          <table:table-cell office:value-type="float" office:value="15" table:style-name="ce31">
            <text:p>15</text:p>
          </table:table-cell>
          <table:table-cell office:value-type="float" office:value="16" table:style-name="ce31">
            <text:p>16</text:p>
          </table:table-cell>
          <table:table-cell office:value-type="float" office:value="17" table:style-name="ce31">
            <text:p>17</text:p>
          </table:table-cell>
          <table:table-cell office:value-type="float" office:value="18" table:style-name="ce31">
            <text:p>18</text:p>
          </table:table-cell>
          <table:table-cell office:value-type="float" office:value="19" table:style-name="ce31">
            <text:p>19</text:p>
          </table:table-cell>
          <table:table-cell office:value-type="float" office:value="20" table:style-name="ce31">
            <text:p>20</text:p>
          </table:table-cell>
          <table:table-cell office:value-type="float" office:value="21" table:style-name="ce31">
            <text:p>21</text:p>
          </table:table-cell>
          <table:table-cell office:value-type="float" office:value="22" table:style-name="ce31">
            <text:p>22</text:p>
          </table:table-cell>
          <table:table-cell office:value-type="float" office:value="23" table:style-name="ce31">
            <text:p>23</text:p>
          </table:table-cell>
          <table:table-cell office:value-type="float" office:value="24" table:style-name="ce31">
            <text:p>24</text:p>
          </table:table-cell>
          <table:table-cell office:value-type="float" office:value="25" table:style-name="ce31">
            <text:p>25</text:p>
          </table:table-cell>
          <table:table-cell office:value-type="float" office:value="26" table:style-name="ce31">
            <text:p>26</text:p>
          </table:table-cell>
          <table:table-cell office:value-type="float" office:value="27" table:style-name="ce31">
            <text:p>27</text:p>
          </table:table-cell>
          <table:table-cell office:value-type="float" office:value="28" table:style-name="ce31">
            <text:p>28</text:p>
          </table:table-cell>
          <table:table-cell office:value-type="float" office:value="29" table:style-name="ce31">
            <text:p>29</text:p>
          </table:table-cell>
          <table:table-cell office:value-type="float" office:value="30" table:style-name="ce31">
            <text:p>30</text:p>
          </table:table-cell>
          <table:table-cell office:value-type="float" office:value="31" table:style-name="ce31">
            <text:p>31</text:p>
          </table:table-cell>
          <table:table-cell office:value-type="float" office:value="32" table:style-name="ce31">
            <text:p>32</text:p>
          </table:table-cell>
          <table:table-cell office:value-type="float" office:value="33" table:style-name="ce31">
            <text:p>33</text:p>
          </table:table-cell>
          <table:table-cell office:value-type="float" office:value="34" table:style-name="ce31">
            <text:p>34</text:p>
          </table:table-cell>
          <table:table-cell office:value-type="float" office:value="35" table:style-name="ce31">
            <text:p>35</text:p>
          </table:table-cell>
          <table:table-cell office:value-type="float" office:value="36" table:style-name="ce31">
            <text:p>36</text:p>
          </table:table-cell>
          <table:table-cell office:value-type="float" office:value="37" table:style-name="ce31">
            <text:p>37</text:p>
          </table:table-cell>
          <table:table-cell office:value-type="float" office:value="38" table:style-name="ce31">
            <text:p>38</text:p>
          </table:table-cell>
          <table:table-cell office:value-type="float" office:value="39" table:style-name="ce31">
            <text:p>39</text:p>
          </table:table-cell>
          <table:table-cell office:value-type="float" office:value="40" table:style-name="ce31">
            <text:p>40</text:p>
          </table:table-cell>
          <table:table-cell office:value-type="float" office:value="41" table:style-name="ce31">
            <text:p>41</text:p>
          </table:table-cell>
          <table:table-cell office:value-type="float" office:value="42" table:style-name="ce31">
            <text:p>42</text:p>
          </table:table-cell>
          <table:table-cell office:value-type="float" office:value="43" table:style-name="ce31">
            <text:p>43</text:p>
          </table:table-cell>
          <table:table-cell office:value-type="float" office:value="44" table:style-name="ce31">
            <text:p>44</text:p>
          </table:table-cell>
          <table:table-cell office:value-type="float" office:value="45" table:style-name="ce31">
            <text:p>45</text:p>
          </table:table-cell>
          <table:table-cell office:value-type="float" office:value="46" table:style-name="ce31">
            <text:p>46</text:p>
          </table:table-cell>
          <table:table-cell office:value-type="float" office:value="47" table:style-name="ce31">
            <text:p>47</text:p>
          </table:table-cell>
          <table:table-cell office:value-type="float" office:value="48" table:style-name="ce31">
            <text:p>48</text:p>
          </table:table-cell>
          <table:table-cell office:value-type="float" office:value="49" table:style-name="ce31">
            <text:p>49</text:p>
          </table:table-cell>
          <table:table-cell office:value-type="float" office:value="50" table:style-name="ce31">
            <text:p>50</text:p>
          </table:table-cell>
          <table:table-cell office:value-type="float" office:value="51" table:style-name="ce31">
            <text:p>51</text:p>
          </table:table-cell>
          <table:table-cell office:value-type="float" office:value="52" table:style-name="ce31">
            <text:p>52</text:p>
          </table:table-cell>
          <table:table-cell office:value-type="float" office:value="53" table:style-name="ce31">
            <text:p>53</text:p>
          </table:table-cell>
          <table:table-cell office:value-type="float" office:value="54" table:style-name="ce31">
            <text:p>54</text:p>
          </table:table-cell>
          <table:table-cell office:value-type="float" office:value="55" table:style-name="ce31">
            <text:p>55</text:p>
          </table:table-cell>
          <table:table-cell office:value-type="float" office:value="56" table:style-name="ce31">
            <text:p>56</text:p>
          </table:table-cell>
          <table:table-cell office:value-type="float" office:value="57" table:style-name="ce31">
            <text:p>57</text:p>
          </table:table-cell>
          <table:table-cell office:value-type="float" office:value="58" table:style-name="ce31">
            <text:p>58</text:p>
          </table:table-cell>
          <table:table-cell office:value-type="float" office:value="59" table:style-name="ce31">
            <text:p>59</text:p>
          </table:table-cell>
          <table:table-cell office:value-type="float" office:value="60" table:style-name="ce31">
            <text:p>60</text:p>
          </table:table-cell>
          <table:table-cell office:value-type="string" table:style-name="ce32">
            <text:p>Sale Year</text:p>
          </table:table-cell>
          <table:table-cell table:number-columns-repeated="19" table:style-name="ce20"/>
          <table:table-cell table:number-columns-repeated="16301"/>
        </table:table-row>
        <table:table-row table:style-name="ro1">
          <table:table-cell table:style-name="ce1"/>
          <table:table-cell office:value-type="string" table:style-name="ce22">
            <text:p>Rooms</text:p>
          </table:table-cell>
          <table:table-cell office:value-type="float" office:value="360" table:formula="of:=SUM([.D11:.AA11])" table:style-name="ce33">
            <text:p><text:s/>36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formula="of:=[Assumptions.$D$4]" table:style-name="ce34">
            <text:p><text:s/>15,00<text:s/></text:p>
          </table:table-cell>
          <table:table-cell office:value-type="float" office:value="15" table:style-name="ce35">
            <text:p>15</text:p>
          </table:table-cell>
          <table:table-cell table:number-columns-repeated="16320" table:style-name="ce1"/>
        </table:table-row>
        <table:table-row table:style-name="ro1">
          <table:table-cell table:style-name="ce1"/>
          <table:table-cell office:value-type="string" table:style-name="ce22">
            <text:p>Avg Price<text:s/></text:p>
          </table:table-cell>
          <table:table-cell table:style-name="ce31"/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float" office:value="350" table:formula="of:=[Assumptions.$D$5]" table:style-name="ce36">
            <text:p>$350,00</text:p>
          </table:table-cell>
          <table:table-cell office:value-type="currency" office:value="350" table:style-name="ce37">
            <text:p><text:s/>$350,00<text:s/></text:p>
          </table:table-cell>
          <table:table-cell table:number-columns-repeated="16320" table:style-name="ce1"/>
        </table:table-row>
        <table:table-row table:style-name="ro1">
          <table:table-cell table:style-name="ce1"/>
          <table:table-cell office:value-type="string" table:style-name="ce22">
            <text:p>Avg Ocupation per Month</text:p>
          </table:table-cell>
          <table:table-cell table:style-name="ce31"/>
          <table:table-cell office:value-type="float" office:value="360" table:formula="of:=[.D11]*[Assumptions.$D$7]*30" table:style-name="ce36">
            <text:p>$360,00</text:p>
          </table:table-cell>
          <table:table-cell office:value-type="float" office:value="360" table:formula="of:=[.E11]*[Assumptions.$D$7]*30" table:style-name="ce36">
            <text:p>$360,00</text:p>
          </table:table-cell>
          <table:table-cell office:value-type="float" office:value="360" table:formula="of:=[.F11]*[Assumptions.$D$7]*30" table:style-name="ce36">
            <text:p>$360,00</text:p>
          </table:table-cell>
          <table:table-cell office:value-type="float" office:value="360" table:formula="of:=[.G11]*[Assumptions.$D$7]*30" table:style-name="ce36">
            <text:p>$360,00</text:p>
          </table:table-cell>
          <table:table-cell office:value-type="float" office:value="360" table:formula="of:=[.H11]*[Assumptions.$D$7]*30" table:style-name="ce36">
            <text:p>$360,00</text:p>
          </table:table-cell>
          <table:table-cell office:value-type="float" office:value="360" table:formula="of:=[.I11]*[Assumptions.$D$7]*30" table:style-name="ce36">
            <text:p>$360,00</text:p>
          </table:table-cell>
          <table:table-cell office:value-type="float" office:value="360" table:formula="of:=[.J11]*[Assumptions.$D$7]*30" table:style-name="ce36">
            <text:p>$360,00</text:p>
          </table:table-cell>
          <table:table-cell office:value-type="float" office:value="360" table:formula="of:=[.K11]*[Assumptions.$D$7]*30" table:style-name="ce36">
            <text:p>$360,00</text:p>
          </table:table-cell>
          <table:table-cell office:value-type="float" office:value="360" table:formula="of:=[.L11]*[Assumptions.$D$7]*30" table:style-name="ce36">
            <text:p>$360,00</text:p>
          </table:table-cell>
          <table:table-cell office:value-type="float" office:value="360" table:formula="of:=[.M11]*[Assumptions.$D$7]*30" table:style-name="ce36">
            <text:p>$360,00</text:p>
          </table:table-cell>
          <table:table-cell office:value-type="float" office:value="360" table:formula="of:=[.N11]*[Assumptions.$D$7]*30" table:style-name="ce36">
            <text:p>$360,00</text:p>
          </table:table-cell>
          <table:table-cell office:value-type="float" office:value="360" table:formula="of:=[.O11]*[Assumptions.$D$7]*30" table:style-name="ce36">
            <text:p>$360,00</text:p>
          </table:table-cell>
          <table:table-cell office:value-type="float" office:value="360" table:formula="of:=[.P11]*[Assumptions.$D$7]*30" table:style-name="ce36">
            <text:p>$360,00</text:p>
          </table:table-cell>
          <table:table-cell office:value-type="float" office:value="360" table:formula="of:=[.Q11]*[Assumptions.$D$7]*30" table:style-name="ce36">
            <text:p>$360,00</text:p>
          </table:table-cell>
          <table:table-cell office:value-type="float" office:value="360" table:formula="of:=[.R11]*[Assumptions.$D$7]*30" table:style-name="ce36">
            <text:p>$360,00</text:p>
          </table:table-cell>
          <table:table-cell office:value-type="float" office:value="360" table:formula="of:=[.S11]*[Assumptions.$D$7]*30" table:style-name="ce36">
            <text:p>$360,00</text:p>
          </table:table-cell>
          <table:table-cell office:value-type="float" office:value="360" table:formula="of:=[.T11]*[Assumptions.$D$7]*30" table:style-name="ce36">
            <text:p>$360,00</text:p>
          </table:table-cell>
          <table:table-cell office:value-type="float" office:value="360" table:formula="of:=[.U11]*[Assumptions.$D$7]*30" table:style-name="ce36">
            <text:p>$360,00</text:p>
          </table:table-cell>
          <table:table-cell office:value-type="float" office:value="360" table:formula="of:=[.V11]*[Assumptions.$D$7]*30" table:style-name="ce36">
            <text:p>$360,00</text:p>
          </table:table-cell>
          <table:table-cell office:value-type="float" office:value="360" table:formula="of:=[.W11]*[Assumptions.$D$7]*30" table:style-name="ce36">
            <text:p>$360,00</text:p>
          </table:table-cell>
          <table:table-cell office:value-type="float" office:value="360" table:formula="of:=[.X11]*[Assumptions.$D$7]*30" table:style-name="ce36">
            <text:p>$360,00</text:p>
          </table:table-cell>
          <table:table-cell office:value-type="float" office:value="360" table:formula="of:=[.Y11]*[Assumptions.$D$7]*30" table:style-name="ce36">
            <text:p>$360,00</text:p>
          </table:table-cell>
          <table:table-cell office:value-type="float" office:value="360" table:formula="of:=[.Z11]*[Assumptions.$D$7]*30" table:style-name="ce36">
            <text:p>$360,00</text:p>
          </table:table-cell>
          <table:table-cell office:value-type="float" office:value="360" table:formula="of:=[.AA11]*[Assumptions.$D$7]*30" table:style-name="ce36">
            <text:p>$360,00</text:p>
          </table:table-cell>
          <table:table-cell office:value-type="float" office:value="360" table:formula="of:=[.AB11]*[Assumptions.$D$7]*30" table:style-name="ce36">
            <text:p>$360,00</text:p>
          </table:table-cell>
          <table:table-cell office:value-type="float" office:value="360" table:formula="of:=[.AC11]*[Assumptions.$D$7]*30" table:style-name="ce36">
            <text:p>$360,00</text:p>
          </table:table-cell>
          <table:table-cell office:value-type="float" office:value="360" table:formula="of:=[.AD11]*[Assumptions.$D$7]*30" table:style-name="ce36">
            <text:p>$360,00</text:p>
          </table:table-cell>
          <table:table-cell office:value-type="float" office:value="360" table:formula="of:=[.AE11]*[Assumptions.$D$7]*30" table:style-name="ce36">
            <text:p>$360,00</text:p>
          </table:table-cell>
          <table:table-cell office:value-type="float" office:value="360" table:formula="of:=[.AF11]*[Assumptions.$D$7]*30" table:style-name="ce36">
            <text:p>$360,00</text:p>
          </table:table-cell>
          <table:table-cell office:value-type="float" office:value="360" table:formula="of:=[.AG11]*[Assumptions.$D$7]*30" table:style-name="ce36">
            <text:p>$360,00</text:p>
          </table:table-cell>
          <table:table-cell office:value-type="float" office:value="360" table:formula="of:=[.AH11]*[Assumptions.$D$7]*30" table:style-name="ce36">
            <text:p>$360,00</text:p>
          </table:table-cell>
          <table:table-cell office:value-type="float" office:value="360" table:formula="of:=[.AI11]*[Assumptions.$D$7]*30" table:style-name="ce36">
            <text:p>$360,00</text:p>
          </table:table-cell>
          <table:table-cell office:value-type="float" office:value="360" table:formula="of:=[.AJ11]*[Assumptions.$D$7]*30" table:style-name="ce36">
            <text:p>$360,00</text:p>
          </table:table-cell>
          <table:table-cell office:value-type="float" office:value="360" table:formula="of:=[.AK11]*[Assumptions.$D$7]*30" table:style-name="ce36">
            <text:p>$360,00</text:p>
          </table:table-cell>
          <table:table-cell office:value-type="float" office:value="360" table:formula="of:=[.AL11]*[Assumptions.$D$7]*30" table:style-name="ce36">
            <text:p>$360,00</text:p>
          </table:table-cell>
          <table:table-cell office:value-type="float" office:value="360" table:formula="of:=[.AM11]*[Assumptions.$D$7]*30" table:style-name="ce36">
            <text:p>$360,00</text:p>
          </table:table-cell>
          <table:table-cell office:value-type="float" office:value="360" table:formula="of:=[.AN11]*[Assumptions.$D$7]*30" table:style-name="ce36">
            <text:p>$360,00</text:p>
          </table:table-cell>
          <table:table-cell office:value-type="float" office:value="360" table:formula="of:=[.AO11]*[Assumptions.$D$7]*30" table:style-name="ce36">
            <text:p>$360,00</text:p>
          </table:table-cell>
          <table:table-cell office:value-type="float" office:value="360" table:formula="of:=[.AP11]*[Assumptions.$D$7]*30" table:style-name="ce36">
            <text:p>$360,00</text:p>
          </table:table-cell>
          <table:table-cell office:value-type="float" office:value="360" table:formula="of:=[.AQ11]*[Assumptions.$D$7]*30" table:style-name="ce36">
            <text:p>$360,00</text:p>
          </table:table-cell>
          <table:table-cell office:value-type="float" office:value="360" table:formula="of:=[.AR11]*[Assumptions.$D$7]*30" table:style-name="ce36">
            <text:p>$360,00</text:p>
          </table:table-cell>
          <table:table-cell office:value-type="float" office:value="360" table:formula="of:=[.AS11]*[Assumptions.$D$7]*30" table:style-name="ce36">
            <text:p>$360,00</text:p>
          </table:table-cell>
          <table:table-cell office:value-type="float" office:value="360" table:formula="of:=[.AT11]*[Assumptions.$D$7]*30" table:style-name="ce36">
            <text:p>$360,00</text:p>
          </table:table-cell>
          <table:table-cell office:value-type="float" office:value="360" table:formula="of:=[.AU11]*[Assumptions.$D$7]*30" table:style-name="ce36">
            <text:p>$360,00</text:p>
          </table:table-cell>
          <table:table-cell office:value-type="float" office:value="360" table:formula="of:=[.AV11]*[Assumptions.$D$7]*30" table:style-name="ce36">
            <text:p>$360,00</text:p>
          </table:table-cell>
          <table:table-cell office:value-type="float" office:value="360" table:formula="of:=[.AW11]*[Assumptions.$D$7]*30" table:style-name="ce36">
            <text:p>$360,00</text:p>
          </table:table-cell>
          <table:table-cell office:value-type="float" office:value="360" table:formula="of:=[.AX11]*[Assumptions.$D$7]*30" table:style-name="ce36">
            <text:p>$360,00</text:p>
          </table:table-cell>
          <table:table-cell office:value-type="float" office:value="360" table:formula="of:=[.AY11]*[Assumptions.$D$7]*30" table:style-name="ce36">
            <text:p>$360,00</text:p>
          </table:table-cell>
          <table:table-cell office:value-type="float" office:value="360" table:formula="of:=[.AZ11]*[Assumptions.$D$7]*30" table:style-name="ce36">
            <text:p>$360,00</text:p>
          </table:table-cell>
          <table:table-cell office:value-type="float" office:value="360" table:formula="of:=[.BA11]*[Assumptions.$D$7]*30" table:style-name="ce36">
            <text:p>$360,00</text:p>
          </table:table-cell>
          <table:table-cell office:value-type="float" office:value="360" table:formula="of:=[.BB11]*[Assumptions.$D$7]*30" table:style-name="ce36">
            <text:p>$360,00</text:p>
          </table:table-cell>
          <table:table-cell office:value-type="float" office:value="360" table:formula="of:=[.BC11]*[Assumptions.$D$7]*30" table:style-name="ce36">
            <text:p>$360,00</text:p>
          </table:table-cell>
          <table:table-cell office:value-type="float" office:value="360" table:formula="of:=[.BD11]*[Assumptions.$D$7]*30" table:style-name="ce36">
            <text:p>$360,00</text:p>
          </table:table-cell>
          <table:table-cell office:value-type="float" office:value="360" table:formula="of:=[.BE11]*[Assumptions.$D$7]*30" table:style-name="ce36">
            <text:p>$360,00</text:p>
          </table:table-cell>
          <table:table-cell office:value-type="float" office:value="360" table:formula="of:=[.BF11]*[Assumptions.$D$7]*30" table:style-name="ce36">
            <text:p>$360,00</text:p>
          </table:table-cell>
          <table:table-cell office:value-type="float" office:value="360" table:formula="of:=[.BG11]*[Assumptions.$D$7]*30" table:style-name="ce36">
            <text:p>$360,00</text:p>
          </table:table-cell>
          <table:table-cell office:value-type="float" office:value="360" table:formula="of:=[.BH11]*[Assumptions.$D$7]*30" table:style-name="ce36">
            <text:p>$360,00</text:p>
          </table:table-cell>
          <table:table-cell office:value-type="float" office:value="360" table:formula="of:=[.BI11]*[Assumptions.$D$7]*30" table:style-name="ce36">
            <text:p>$360,00</text:p>
          </table:table-cell>
          <table:table-cell office:value-type="float" office:value="360" table:formula="of:=[.BJ11]*[Assumptions.$D$7]*30" table:style-name="ce36">
            <text:p>$360,00</text:p>
          </table:table-cell>
          <table:table-cell office:value-type="float" office:value="360" table:formula="of:=[.BK11]*[Assumptions.$D$7]*30" table:style-name="ce36">
            <text:p>$360,00</text:p>
          </table:table-cell>
          <table:table-cell office:value-type="currency" office:value="4320" table:formula="of:=[.BK13]*12" table:style-name="ce37">
            <text:p><text:s/>$4.320,00<text:s/></text:p>
          </table:table-cell>
          <table:table-cell table:number-columns-repeated="16320" table:style-name="ce1"/>
        </table:table-row>
        <table:table-row table:style-name="ro1">
          <table:table-cell table:style-name="ce1"/>
          <table:table-cell office:value-type="string" table:style-name="ce22">
            <text:p>Sale Of property</text:p>
          </table:table-cell>
          <table:table-cell table:style-name="ce31"/>
          <table:table-cell table:number-columns-repeated="60" table:style-name="ce38"/>
          <table:table-cell office:value-type="currency" office:value="17631936.921600003" table:formula="of:=[Assumptions.D10]" table:style-name="ce37">
            <text:p><text:s/>$17.631.936,92<text:s/></text:p>
          </table:table-cell>
          <table:table-cell table:number-columns-repeated="16320" table:style-name="ce1"/>
        </table:table-row>
        <table:table-row table:style-name="ro1">
          <table:table-cell table:style-name="ce13"/>
          <table:table-cell office:value-type="string" table:style-name="ce19">
            <text:p>Total Inflows</text:p>
          </table:table-cell>
          <table:table-cell office:value-type="float" office:value="26703936.921600003" table:formula="of:=SUM([.D15:.BL15])" table:style-name="ce39">
            <text:p>$26.703.936,92</text:p>
          </table:table-cell>
          <table:table-cell office:value-type="float" office:value="126000" table:formula="of:=[.D13]*[.D12]" table:style-name="ce38">
            <text:p>$126.000,00</text:p>
          </table:table-cell>
          <table:table-cell office:value-type="float" office:value="126000" table:formula="of:=[.E13]*[.E12]" table:style-name="ce38">
            <text:p>$126.000,00</text:p>
          </table:table-cell>
          <table:table-cell office:value-type="float" office:value="126000" table:formula="of:=[.F13]*[.F12]" table:style-name="ce38">
            <text:p>$126.000,00</text:p>
          </table:table-cell>
          <table:table-cell office:value-type="float" office:value="126000" table:formula="of:=[.G13]*[.G12]" table:style-name="ce38">
            <text:p>$126.000,00</text:p>
          </table:table-cell>
          <table:table-cell office:value-type="float" office:value="126000" table:formula="of:=[.H13]*[.H12]" table:style-name="ce38">
            <text:p>$126.000,00</text:p>
          </table:table-cell>
          <table:table-cell office:value-type="float" office:value="126000" table:formula="of:=[.I13]*[.I12]" table:style-name="ce38">
            <text:p>$126.000,00</text:p>
          </table:table-cell>
          <table:table-cell office:value-type="float" office:value="126000" table:formula="of:=[.J13]*[.J12]" table:style-name="ce38">
            <text:p>$126.000,00</text:p>
          </table:table-cell>
          <table:table-cell office:value-type="float" office:value="126000" table:formula="of:=[.K13]*[.K12]" table:style-name="ce38">
            <text:p>$126.000,00</text:p>
          </table:table-cell>
          <table:table-cell office:value-type="float" office:value="126000" table:formula="of:=[.L13]*[.L12]" table:style-name="ce38">
            <text:p>$126.000,00</text:p>
          </table:table-cell>
          <table:table-cell office:value-type="float" office:value="126000" table:formula="of:=[.M13]*[.M12]" table:style-name="ce38">
            <text:p>$126.000,00</text:p>
          </table:table-cell>
          <table:table-cell office:value-type="float" office:value="126000" table:formula="of:=[.N13]*[.N12]" table:style-name="ce38">
            <text:p>$126.000,00</text:p>
          </table:table-cell>
          <table:table-cell office:value-type="float" office:value="126000" table:formula="of:=[.O13]*[.O12]" table:style-name="ce38">
            <text:p>$126.000,00</text:p>
          </table:table-cell>
          <table:table-cell office:value-type="float" office:value="126000" table:formula="of:=[.P13]*[.P12]" table:style-name="ce38">
            <text:p>$126.000,00</text:p>
          </table:table-cell>
          <table:table-cell office:value-type="float" office:value="126000" table:formula="of:=[.Q13]*[.Q12]" table:style-name="ce38">
            <text:p>$126.000,00</text:p>
          </table:table-cell>
          <table:table-cell office:value-type="float" office:value="126000" table:formula="of:=[.R13]*[.R12]" table:style-name="ce38">
            <text:p>$126.000,00</text:p>
          </table:table-cell>
          <table:table-cell office:value-type="float" office:value="126000" table:formula="of:=[.S13]*[.S12]" table:style-name="ce38">
            <text:p>$126.000,00</text:p>
          </table:table-cell>
          <table:table-cell office:value-type="float" office:value="126000" table:formula="of:=[.T13]*[.T12]" table:style-name="ce38">
            <text:p>$126.000,00</text:p>
          </table:table-cell>
          <table:table-cell office:value-type="float" office:value="126000" table:formula="of:=[.U13]*[.U12]" table:style-name="ce38">
            <text:p>$126.000,00</text:p>
          </table:table-cell>
          <table:table-cell office:value-type="float" office:value="126000" table:formula="of:=[.V13]*[.V12]" table:style-name="ce38">
            <text:p>$126.000,00</text:p>
          </table:table-cell>
          <table:table-cell office:value-type="float" office:value="126000" table:formula="of:=[.W13]*[.W12]" table:style-name="ce38">
            <text:p>$126.000,00</text:p>
          </table:table-cell>
          <table:table-cell office:value-type="float" office:value="126000" table:formula="of:=[.X13]*[.X12]" table:style-name="ce38">
            <text:p>$126.000,00</text:p>
          </table:table-cell>
          <table:table-cell office:value-type="float" office:value="126000" table:formula="of:=[.Y13]*[.Y12]" table:style-name="ce38">
            <text:p>$126.000,00</text:p>
          </table:table-cell>
          <table:table-cell office:value-type="float" office:value="126000" table:formula="of:=[.Z13]*[.Z12]" table:style-name="ce38">
            <text:p>$126.000,00</text:p>
          </table:table-cell>
          <table:table-cell office:value-type="float" office:value="126000" table:formula="of:=[.AA13]*[.AA12]" table:style-name="ce38">
            <text:p>$126.000,00</text:p>
          </table:table-cell>
          <table:table-cell office:value-type="float" office:value="126000" table:formula="of:=[.AB13]*[.AB12]" table:style-name="ce38">
            <text:p>$126.000,00</text:p>
          </table:table-cell>
          <table:table-cell office:value-type="float" office:value="126000" table:formula="of:=[.AC13]*[.AC12]" table:style-name="ce38">
            <text:p>$126.000,00</text:p>
          </table:table-cell>
          <table:table-cell office:value-type="float" office:value="126000" table:formula="of:=[.AD13]*[.AD12]" table:style-name="ce38">
            <text:p>$126.000,00</text:p>
          </table:table-cell>
          <table:table-cell office:value-type="float" office:value="126000" table:formula="of:=[.AE13]*[.AE12]" table:style-name="ce38">
            <text:p>$126.000,00</text:p>
          </table:table-cell>
          <table:table-cell office:value-type="float" office:value="126000" table:formula="of:=[.AF13]*[.AF12]" table:style-name="ce38">
            <text:p>$126.000,00</text:p>
          </table:table-cell>
          <table:table-cell office:value-type="float" office:value="126000" table:formula="of:=[.AG13]*[.AG12]" table:style-name="ce38">
            <text:p>$126.000,00</text:p>
          </table:table-cell>
          <table:table-cell office:value-type="float" office:value="126000" table:formula="of:=[.AH13]*[.AH12]" table:style-name="ce38">
            <text:p>$126.000,00</text:p>
          </table:table-cell>
          <table:table-cell office:value-type="float" office:value="126000" table:formula="of:=[.AI13]*[.AI12]" table:style-name="ce38">
            <text:p>$126.000,00</text:p>
          </table:table-cell>
          <table:table-cell office:value-type="float" office:value="126000" table:formula="of:=[.AJ13]*[.AJ12]" table:style-name="ce38">
            <text:p>$126.000,00</text:p>
          </table:table-cell>
          <table:table-cell office:value-type="float" office:value="126000" table:formula="of:=[.AK13]*[.AK12]" table:style-name="ce38">
            <text:p>$126.000,00</text:p>
          </table:table-cell>
          <table:table-cell office:value-type="float" office:value="126000" table:formula="of:=[.AL13]*[.AL12]" table:style-name="ce38">
            <text:p>$126.000,00</text:p>
          </table:table-cell>
          <table:table-cell office:value-type="float" office:value="126000" table:formula="of:=[.AM13]*[.AM12]" table:style-name="ce38">
            <text:p>$126.000,00</text:p>
          </table:table-cell>
          <table:table-cell office:value-type="float" office:value="126000" table:formula="of:=[.AN13]*[.AN12]" table:style-name="ce38">
            <text:p>$126.000,00</text:p>
          </table:table-cell>
          <table:table-cell office:value-type="float" office:value="126000" table:formula="of:=[.AO13]*[.AO12]" table:style-name="ce38">
            <text:p>$126.000,00</text:p>
          </table:table-cell>
          <table:table-cell office:value-type="float" office:value="126000" table:formula="of:=[.AP13]*[.AP12]" table:style-name="ce38">
            <text:p>$126.000,00</text:p>
          </table:table-cell>
          <table:table-cell office:value-type="float" office:value="126000" table:formula="of:=[.AQ13]*[.AQ12]" table:style-name="ce38">
            <text:p>$126.000,00</text:p>
          </table:table-cell>
          <table:table-cell office:value-type="float" office:value="126000" table:formula="of:=[.AR13]*[.AR12]" table:style-name="ce38">
            <text:p>$126.000,00</text:p>
          </table:table-cell>
          <table:table-cell office:value-type="float" office:value="126000" table:formula="of:=[.AS13]*[.AS12]" table:style-name="ce38">
            <text:p>$126.000,00</text:p>
          </table:table-cell>
          <table:table-cell office:value-type="float" office:value="126000" table:formula="of:=[.AT13]*[.AT12]" table:style-name="ce38">
            <text:p>$126.000,00</text:p>
          </table:table-cell>
          <table:table-cell office:value-type="float" office:value="126000" table:formula="of:=[.AU13]*[.AU12]" table:style-name="ce38">
            <text:p>$126.000,00</text:p>
          </table:table-cell>
          <table:table-cell office:value-type="float" office:value="126000" table:formula="of:=[.AV13]*[.AV12]" table:style-name="ce38">
            <text:p>$126.000,00</text:p>
          </table:table-cell>
          <table:table-cell office:value-type="float" office:value="126000" table:formula="of:=[.AW13]*[.AW12]" table:style-name="ce38">
            <text:p>$126.000,00</text:p>
          </table:table-cell>
          <table:table-cell office:value-type="float" office:value="126000" table:formula="of:=[.AX13]*[.AX12]" table:style-name="ce38">
            <text:p>$126.000,00</text:p>
          </table:table-cell>
          <table:table-cell office:value-type="float" office:value="126000" table:formula="of:=[.AY13]*[.AY12]" table:style-name="ce38">
            <text:p>$126.000,00</text:p>
          </table:table-cell>
          <table:table-cell office:value-type="float" office:value="126000" table:formula="of:=[.AZ13]*[.AZ12]" table:style-name="ce38">
            <text:p>$126.000,00</text:p>
          </table:table-cell>
          <table:table-cell office:value-type="float" office:value="126000" table:formula="of:=[.BA13]*[.BA12]" table:style-name="ce38">
            <text:p>$126.000,00</text:p>
          </table:table-cell>
          <table:table-cell office:value-type="float" office:value="126000" table:formula="of:=[.BB13]*[.BB12]" table:style-name="ce38">
            <text:p>$126.000,00</text:p>
          </table:table-cell>
          <table:table-cell office:value-type="float" office:value="126000" table:formula="of:=[.BC13]*[.BC12]" table:style-name="ce38">
            <text:p>$126.000,00</text:p>
          </table:table-cell>
          <table:table-cell office:value-type="float" office:value="126000" table:formula="of:=[.BD13]*[.BD12]" table:style-name="ce38">
            <text:p>$126.000,00</text:p>
          </table:table-cell>
          <table:table-cell office:value-type="float" office:value="126000" table:formula="of:=[.BE13]*[.BE12]" table:style-name="ce38">
            <text:p>$126.000,00</text:p>
          </table:table-cell>
          <table:table-cell office:value-type="float" office:value="126000" table:formula="of:=[.BF13]*[.BF12]" table:style-name="ce38">
            <text:p>$126.000,00</text:p>
          </table:table-cell>
          <table:table-cell office:value-type="float" office:value="126000" table:formula="of:=[.BG13]*[.BG12]" table:style-name="ce38">
            <text:p>$126.000,00</text:p>
          </table:table-cell>
          <table:table-cell office:value-type="float" office:value="126000" table:formula="of:=[.BH13]*[.BH12]" table:style-name="ce38">
            <text:p>$126.000,00</text:p>
          </table:table-cell>
          <table:table-cell office:value-type="float" office:value="126000" table:formula="of:=[.BI13]*[.BI12]" table:style-name="ce38">
            <text:p>$126.000,00</text:p>
          </table:table-cell>
          <table:table-cell office:value-type="float" office:value="126000" table:formula="of:=[.BJ13]*[.BJ12]" table:style-name="ce38">
            <text:p>$126.000,00</text:p>
          </table:table-cell>
          <table:table-cell office:value-type="float" office:value="126000" table:formula="of:=[.BK13]*[.BK12]" table:style-name="ce38">
            <text:p>$126.000,00</text:p>
          </table:table-cell>
          <table:table-cell office:value-type="currency" office:value="19143936.921600003" table:formula="of:=[.BL13]*[.BL12]+[.BL14]" table:style-name="ce37">
            <text:p><text:s/>$19.143.936,92<text:s/></text:p>
          </table:table-cell>
          <table:table-cell table:number-columns-repeated="16320" table:style-name="ce1"/>
        </table:table-row>
        <table:table-row table:style-name="ro1">
          <table:table-cell table:style-name="ce13"/>
          <table:table-cell table:style-name="ce19"/>
          <table:table-cell table:style-name="ce40"/>
          <table:table-cell table:number-columns-repeated="60" table:style-name="ce36"/>
          <table:table-cell table:style-name="ce35"/>
          <table:table-cell table:number-columns-repeated="16320" table:style-name="ce1"/>
        </table:table-row>
        <table:table-row table:style-name="ro1">
          <table:table-cell table:style-name="ce1"/>
          <table:table-cell office:value-type="string" table:style-name="ce19">
            <text:p>Outflows</text:p>
          </table:table-cell>
          <table:table-cell table:style-name="ce19"/>
          <table:table-cell table:style-name="ce26"/>
          <table:table-cell table:style-name="ce22"/>
          <table:table-cell table:style-name="ce26"/>
          <table:table-cell table:style-name="ce25"/>
          <table:table-cell table:number-columns-repeated="56" table:style-name="ce21"/>
          <table:table-cell table:style-name="ce35"/>
          <table:table-cell table:number-columns-repeated="16320" table:style-name="ce1"/>
        </table:table-row>
        <table:table-row table:style-name="ro1">
          <table:table-cell table:style-name="ce1"/>
          <table:table-cell office:value-type="string" table:style-name="ce22">
            <text:p>Land Purchase</text:p>
          </table:table-cell>
          <table:table-cell office:value-type="float" office:value="12000000" table:formula="of:=SUM([.D18:.AA18])" table:style-name="ce40">
            <text:p>$12.000.000,00</text:p>
          </table:table-cell>
          <table:table-cell office:value-type="float" office:value="12000000" table:formula="of:=[Assumptions.D15]" table:style-name="ce36">
            <text:p>$12.000.000,00</text:p>
          </table:table-cell>
          <table:table-cell table:number-columns-repeated="59" table:style-name="ce36"/>
          <table:table-cell table:style-name="ce35"/>
          <table:table-cell table:number-columns-repeated="16320" table:style-name="ce1"/>
        </table:table-row>
        <table:table-row table:style-name="ro1">
          <table:table-cell table:style-name="ce1"/>
          <table:table-cell office:value-type="string" table:style-name="ce22">
            <text:p>Construction Cost</text:p>
          </table:table-cell>
          <table:table-cell office:value-type="float" office:value="700000" table:formula="of:=SUM([.D19:.AA19])" table:style-name="ce40">
            <text:p>$700.000,00</text:p>
          </table:table-cell>
          <table:table-cell office:value-type="float" office:value="700000" table:formula="of:=[Assumptions.D17]" table:style-name="ce36">
            <text:p>$700.000,00</text:p>
          </table:table-cell>
          <table:table-cell table:number-columns-repeated="59" table:style-name="ce36"/>
          <table:table-cell table:style-name="ce35"/>
          <table:table-cell table:number-columns-repeated="16320" table:style-name="ce1"/>
        </table:table-row>
        <table:table-row table:style-name="ro1">
          <table:table-cell table:style-name="ce1"/>
          <table:table-cell office:value-type="string" table:style-name="ce22">
            <text:p>Administrative Fee</text:p>
          </table:table-cell>
          <table:table-cell office:value-type="float" office:value="120000" table:formula="of:=SUM([.D20:.AA20])" table:style-name="ce40">
            <text:p>$120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office:value-type="float" office:value="5000" table:formula="of:=[Assumptions.$D$18]" table:style-name="ce36">
            <text:p>$5.000,00</text:p>
          </table:table-cell>
          <table:table-cell table:style-name="ce35"/>
          <table:table-cell table:number-columns-repeated="16320" table:style-name="ce1"/>
        </table:table-row>
        <table:table-row table:style-name="ro1">
          <table:table-cell table:style-name="ce1"/>
          <table:table-cell office:value-type="string" table:style-name="ce22">
            <text:p>Operating Costs</text:p>
          </table:table-cell>
          <table:table-cell office:value-type="float" office:value="360000" table:formula="of:=SUM([.D21:.AA21])" table:style-name="ce40">
            <text:p>$360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office:value-type="float" office:value="15000" table:formula="of:=[Assumptions.$D$19]" table:style-name="ce36">
            <text:p>$15.000,00</text:p>
          </table:table-cell>
          <table:table-cell table:style-name="ce35"/>
          <table:table-cell table:number-columns-repeated="16320" table:style-name="ce1"/>
        </table:table-row>
        <table:table-row table:style-name="ro1">
          <table:table-cell table:style-name="ce1"/>
          <table:table-cell office:value-type="string" table:style-name="ce22">
            <text:p>Selling Costs</text:p>
          </table:table-cell>
          <table:table-cell table:style-name="ce40"/>
          <table:table-cell table:number-columns-repeated="60" table:style-name="ce36"/>
          <table:table-cell office:value-type="currency" office:value="1763193.6921600003" table:formula="of:=[.BL14]*0.1" table:style-name="ce37">
            <text:p><text:s/>$1.763.193,69<text:s/></text:p>
          </table:table-cell>
          <table:table-cell table:number-columns-repeated="16320" table:style-name="ce1"/>
        </table:table-row>
        <table:table-row table:style-name="ro1">
          <table:table-cell table:style-name="ce1"/>
          <table:table-cell office:value-type="string" table:style-name="ce22">
            <text:p>Management Fee</text:p>
          </table:table-cell>
          <table:table-cell table:style-name="ce40"/>
          <table:table-cell table:number-columns-repeated="60" table:style-name="ce36"/>
          <table:table-cell office:value-type="currency" office:value="2871590.5382400001" table:formula="of:=[.BL15]*0.15" table:style-name="ce37">
            <text:p><text:s/>$2.871.590,54<text:s/></text:p>
          </table:table-cell>
          <table:table-cell table:style-name="ce41"/>
          <table:table-cell table:number-columns-repeated="16319"/>
        </table:table-row>
        <table:table-row table:style-name="ro1">
          <table:table-cell table:style-name="ce1"/>
          <table:table-cell office:value-type="string" table:style-name="ce42">
            <text:p>Total Outflows</text:p>
          </table:table-cell>
          <table:table-cell office:value-type="float" office:value="13180000" table:formula="of:=[.C18]+[.C19]+[.C20]+[.C21]" table:style-name="ce43">
            <text:p>$13.180.000,00</text:p>
          </table:table-cell>
          <table:table-cell office:value-type="float" office:value="12720000" table:formula="of:=[.D18]+[.D19]+[.D20]+[.D21]" table:style-name="ce44">
            <text:p>$12.720.000,00</text:p>
          </table:table-cell>
          <table:table-cell office:value-type="float" office:value="20000" table:formula="of:=[.E18]+[.E19]+[.E20]+[.E21]" table:style-name="ce44">
            <text:p>$20.000,00</text:p>
          </table:table-cell>
          <table:table-cell office:value-type="float" office:value="20000" table:formula="of:=[.F18]+[.F19]+[.F20]+[.F21]" table:style-name="ce44">
            <text:p>$20.000,00</text:p>
          </table:table-cell>
          <table:table-cell office:value-type="float" office:value="20000" table:formula="of:=[.G18]+[.G19]+[.G20]+[.G21]" table:style-name="ce44">
            <text:p>$20.000,00</text:p>
          </table:table-cell>
          <table:table-cell office:value-type="float" office:value="20000" table:formula="of:=[.H18]+[.H19]+[.H20]+[.H21]" table:style-name="ce44">
            <text:p>$20.000,00</text:p>
          </table:table-cell>
          <table:table-cell office:value-type="float" office:value="20000" table:formula="of:=[.I18]+[.I19]+[.I20]+[.I21]" table:style-name="ce44">
            <text:p>$20.000,00</text:p>
          </table:table-cell>
          <table:table-cell office:value-type="float" office:value="20000" table:formula="of:=[.J18]+[.J19]+[.J20]+[.J21]" table:style-name="ce44">
            <text:p>$20.000,00</text:p>
          </table:table-cell>
          <table:table-cell office:value-type="float" office:value="20000" table:formula="of:=[.K18]+[.K19]+[.K20]+[.K21]" table:style-name="ce44">
            <text:p>$20.000,00</text:p>
          </table:table-cell>
          <table:table-cell office:value-type="float" office:value="20000" table:formula="of:=[.L18]+[.L19]+[.L20]+[.L21]" table:style-name="ce44">
            <text:p>$20.000,00</text:p>
          </table:table-cell>
          <table:table-cell office:value-type="float" office:value="20000" table:formula="of:=[.M18]+[.M19]+[.M20]+[.M21]" table:style-name="ce44">
            <text:p>$20.000,00</text:p>
          </table:table-cell>
          <table:table-cell office:value-type="float" office:value="20000" table:formula="of:=[.N18]+[.N19]+[.N20]+[.N21]" table:style-name="ce44">
            <text:p>$20.000,00</text:p>
          </table:table-cell>
          <table:table-cell office:value-type="float" office:value="20000" table:formula="of:=[.O18]+[.O19]+[.O20]+[.O21]" table:style-name="ce44">
            <text:p>$20.000,00</text:p>
          </table:table-cell>
          <table:table-cell office:value-type="float" office:value="20000" table:formula="of:=[.P18]+[.P19]+[.P20]+[.P21]" table:style-name="ce44">
            <text:p>$20.000,00</text:p>
          </table:table-cell>
          <table:table-cell office:value-type="float" office:value="20000" table:formula="of:=[.Q18]+[.Q19]+[.Q20]+[.Q21]" table:style-name="ce44">
            <text:p>$20.000,00</text:p>
          </table:table-cell>
          <table:table-cell office:value-type="float" office:value="20000" table:formula="of:=[.R18]+[.R19]+[.R20]+[.R21]" table:style-name="ce44">
            <text:p>$20.000,00</text:p>
          </table:table-cell>
          <table:table-cell office:value-type="float" office:value="20000" table:formula="of:=[.S18]+[.S19]+[.S20]+[.S21]" table:style-name="ce44">
            <text:p>$20.000,00</text:p>
          </table:table-cell>
          <table:table-cell office:value-type="float" office:value="20000" table:formula="of:=[.T18]+[.T19]+[.T20]+[.T21]" table:style-name="ce44">
            <text:p>$20.000,00</text:p>
          </table:table-cell>
          <table:table-cell office:value-type="float" office:value="20000" table:formula="of:=[.U18]+[.U19]+[.U20]+[.U21]" table:style-name="ce44">
            <text:p>$20.000,00</text:p>
          </table:table-cell>
          <table:table-cell office:value-type="float" office:value="20000" table:formula="of:=[.V18]+[.V19]+[.V20]+[.V21]" table:style-name="ce44">
            <text:p>$20.000,00</text:p>
          </table:table-cell>
          <table:table-cell office:value-type="float" office:value="20000" table:formula="of:=[.W18]+[.W19]+[.W20]+[.W21]" table:style-name="ce44">
            <text:p>$20.000,00</text:p>
          </table:table-cell>
          <table:table-cell office:value-type="float" office:value="20000" table:formula="of:=[.X18]+[.X19]+[.X20]+[.X21]" table:style-name="ce44">
            <text:p>$20.000,00</text:p>
          </table:table-cell>
          <table:table-cell office:value-type="float" office:value="20000" table:formula="of:=[.Y18]+[.Y19]+[.Y20]+[.Y21]" table:style-name="ce44">
            <text:p>$20.000,00</text:p>
          </table:table-cell>
          <table:table-cell office:value-type="float" office:value="20000" table:formula="of:=[.Z18]+[.Z19]+[.Z20]+[.Z21]" table:style-name="ce44">
            <text:p>$20.000,00</text:p>
          </table:table-cell>
          <table:table-cell office:value-type="float" office:value="20000" table:formula="of:=[.AA18]+[.AA19]+[.AA20]+[.AA21]" table:style-name="ce44">
            <text:p>$20.000,00</text:p>
          </table:table-cell>
          <table:table-cell office:value-type="float" office:value="20000" table:formula="of:=[.AB18]+[.AB19]+[.AB20]+[.AB21]" table:style-name="ce44">
            <text:p>$20.000,00</text:p>
          </table:table-cell>
          <table:table-cell office:value-type="float" office:value="20000" table:formula="of:=[.AC18]+[.AC19]+[.AC20]+[.AC21]" table:style-name="ce44">
            <text:p>$20.000,00</text:p>
          </table:table-cell>
          <table:table-cell office:value-type="float" office:value="20000" table:formula="of:=[.AD18]+[.AD19]+[.AD20]+[.AD21]" table:style-name="ce44">
            <text:p>$20.000,00</text:p>
          </table:table-cell>
          <table:table-cell office:value-type="float" office:value="20000" table:formula="of:=[.AE18]+[.AE19]+[.AE20]+[.AE21]" table:style-name="ce44">
            <text:p>$20.000,00</text:p>
          </table:table-cell>
          <table:table-cell office:value-type="float" office:value="20000" table:formula="of:=[.AF18]+[.AF19]+[.AF20]+[.AF21]" table:style-name="ce44">
            <text:p>$20.000,00</text:p>
          </table:table-cell>
          <table:table-cell office:value-type="float" office:value="20000" table:formula="of:=[.AG18]+[.AG19]+[.AG20]+[.AG21]" table:style-name="ce44">
            <text:p>$20.000,00</text:p>
          </table:table-cell>
          <table:table-cell office:value-type="float" office:value="20000" table:formula="of:=[.AH18]+[.AH19]+[.AH20]+[.AH21]" table:style-name="ce44">
            <text:p>$20.000,00</text:p>
          </table:table-cell>
          <table:table-cell office:value-type="float" office:value="20000" table:formula="of:=[.AI18]+[.AI19]+[.AI20]+[.AI21]" table:style-name="ce44">
            <text:p>$20.000,00</text:p>
          </table:table-cell>
          <table:table-cell office:value-type="float" office:value="20000" table:formula="of:=[.AJ18]+[.AJ19]+[.AJ20]+[.AJ21]" table:style-name="ce44">
            <text:p>$20.000,00</text:p>
          </table:table-cell>
          <table:table-cell office:value-type="float" office:value="20000" table:formula="of:=[.AK18]+[.AK19]+[.AK20]+[.AK21]" table:style-name="ce44">
            <text:p>$20.000,00</text:p>
          </table:table-cell>
          <table:table-cell office:value-type="float" office:value="20000" table:formula="of:=[.AL18]+[.AL19]+[.AL20]+[.AL21]" table:style-name="ce44">
            <text:p>$20.000,00</text:p>
          </table:table-cell>
          <table:table-cell office:value-type="float" office:value="20000" table:formula="of:=[.AM18]+[.AM19]+[.AM20]+[.AM21]" table:style-name="ce44">
            <text:p>$20.000,00</text:p>
          </table:table-cell>
          <table:table-cell office:value-type="float" office:value="20000" table:formula="of:=[.AN18]+[.AN19]+[.AN20]+[.AN21]" table:style-name="ce44">
            <text:p>$20.000,00</text:p>
          </table:table-cell>
          <table:table-cell office:value-type="float" office:value="20000" table:formula="of:=[.AO18]+[.AO19]+[.AO20]+[.AO21]" table:style-name="ce44">
            <text:p>$20.000,00</text:p>
          </table:table-cell>
          <table:table-cell office:value-type="float" office:value="20000" table:formula="of:=[.AP18]+[.AP19]+[.AP20]+[.AP21]" table:style-name="ce44">
            <text:p>$20.000,00</text:p>
          </table:table-cell>
          <table:table-cell office:value-type="float" office:value="20000" table:formula="of:=[.AQ18]+[.AQ19]+[.AQ20]+[.AQ21]" table:style-name="ce44">
            <text:p>$20.000,00</text:p>
          </table:table-cell>
          <table:table-cell office:value-type="float" office:value="20000" table:formula="of:=[.AR18]+[.AR19]+[.AR20]+[.AR21]" table:style-name="ce44">
            <text:p>$20.000,00</text:p>
          </table:table-cell>
          <table:table-cell office:value-type="float" office:value="20000" table:formula="of:=[.AS18]+[.AS19]+[.AS20]+[.AS21]" table:style-name="ce44">
            <text:p>$20.000,00</text:p>
          </table:table-cell>
          <table:table-cell office:value-type="float" office:value="20000" table:formula="of:=[.AT18]+[.AT19]+[.AT20]+[.AT21]" table:style-name="ce44">
            <text:p>$20.000,00</text:p>
          </table:table-cell>
          <table:table-cell office:value-type="float" office:value="20000" table:formula="of:=[.AU18]+[.AU19]+[.AU20]+[.AU21]" table:style-name="ce44">
            <text:p>$20.000,00</text:p>
          </table:table-cell>
          <table:table-cell office:value-type="float" office:value="20000" table:formula="of:=[.AV18]+[.AV19]+[.AV20]+[.AV21]" table:style-name="ce44">
            <text:p>$20.000,00</text:p>
          </table:table-cell>
          <table:table-cell office:value-type="float" office:value="20000" table:formula="of:=[.AW18]+[.AW19]+[.AW20]+[.AW21]" table:style-name="ce44">
            <text:p>$20.000,00</text:p>
          </table:table-cell>
          <table:table-cell office:value-type="float" office:value="20000" table:formula="of:=[.AX18]+[.AX19]+[.AX20]+[.AX21]" table:style-name="ce44">
            <text:p>$20.000,00</text:p>
          </table:table-cell>
          <table:table-cell office:value-type="float" office:value="20000" table:formula="of:=[.AY18]+[.AY19]+[.AY20]+[.AY21]" table:style-name="ce44">
            <text:p>$20.000,00</text:p>
          </table:table-cell>
          <table:table-cell office:value-type="float" office:value="20000" table:formula="of:=[.AZ18]+[.AZ19]+[.AZ20]+[.AZ21]" table:style-name="ce44">
            <text:p>$20.000,00</text:p>
          </table:table-cell>
          <table:table-cell office:value-type="float" office:value="20000" table:formula="of:=[.BA18]+[.BA19]+[.BA20]+[.BA21]" table:style-name="ce44">
            <text:p>$20.000,00</text:p>
          </table:table-cell>
          <table:table-cell office:value-type="float" office:value="20000" table:formula="of:=[.BB18]+[.BB19]+[.BB20]+[.BB21]" table:style-name="ce44">
            <text:p>$20.000,00</text:p>
          </table:table-cell>
          <table:table-cell office:value-type="float" office:value="20000" table:formula="of:=[.BC18]+[.BC19]+[.BC20]+[.BC21]" table:style-name="ce44">
            <text:p>$20.000,00</text:p>
          </table:table-cell>
          <table:table-cell office:value-type="float" office:value="20000" table:formula="of:=[.BD18]+[.BD19]+[.BD20]+[.BD21]" table:style-name="ce44">
            <text:p>$20.000,00</text:p>
          </table:table-cell>
          <table:table-cell office:value-type="float" office:value="20000" table:formula="of:=[.BE18]+[.BE19]+[.BE20]+[.BE21]" table:style-name="ce44">
            <text:p>$20.000,00</text:p>
          </table:table-cell>
          <table:table-cell office:value-type="float" office:value="20000" table:formula="of:=[.BF18]+[.BF19]+[.BF20]+[.BF21]" table:style-name="ce44">
            <text:p>$20.000,00</text:p>
          </table:table-cell>
          <table:table-cell office:value-type="float" office:value="20000" table:formula="of:=[.BG18]+[.BG19]+[.BG20]+[.BG21]" table:style-name="ce44">
            <text:p>$20.000,00</text:p>
          </table:table-cell>
          <table:table-cell office:value-type="float" office:value="20000" table:formula="of:=[.BH18]+[.BH19]+[.BH20]+[.BH21]" table:style-name="ce44">
            <text:p>$20.000,00</text:p>
          </table:table-cell>
          <table:table-cell office:value-type="float" office:value="20000" table:formula="of:=[.BI18]+[.BI19]+[.BI20]+[.BI21]" table:style-name="ce44">
            <text:p>$20.000,00</text:p>
          </table:table-cell>
          <table:table-cell office:value-type="float" office:value="20000" table:formula="of:=[.BJ18]+[.BJ19]+[.BJ20]+[.BJ21]" table:style-name="ce44">
            <text:p>$20.000,00</text:p>
          </table:table-cell>
          <table:table-cell office:value-type="float" office:value="20000" table:formula="of:=[.BK18]+[.BK19]+[.BK20]+[.BK21]" table:style-name="ce44">
            <text:p>$20.000,00</text:p>
          </table:table-cell>
          <table:table-cell office:value-type="currency" office:value="4874784.2304000007" table:formula="of:=[.BK24]*12+[.BL22]+[.BL23]" table:style-name="ce37">
            <text:p><text:s/>$4.874.784,23<text:s/></text:p>
          </table:table-cell>
          <table:table-cell table:style-name="ce41"/>
          <table:table-cell table:number-columns-repeated="16319"/>
        </table:table-row>
        <table:table-row table:style-name="ro1">
          <table:table-cell table:style-name="ce1"/>
          <table:table-cell office:value-type="string" table:style-name="ce45">
            <text:p>Net Cashflows</text:p>
          </table:table-cell>
          <table:table-cell office:value-type="float" office:value="1500000000" table:style-name="ce46">
            <text:p>$1.500.000.000,00</text:p>
          </table:table-cell>
          <table:table-cell office:value-type="float" office:value="-12594000" table:formula="of:=[.D15]-[.D24]" table:style-name="ce46">
            <text:p>-$12.594.000,00</text:p>
          </table:table-cell>
          <table:table-cell office:value-type="float" office:value="106000" table:formula="of:=[.E15]-[.E24]" table:style-name="ce46">
            <text:p>$106.000,00</text:p>
          </table:table-cell>
          <table:table-cell office:value-type="float" office:value="106000" table:formula="of:=[.F15]-[.F24]" table:style-name="ce46">
            <text:p>$106.000,00</text:p>
          </table:table-cell>
          <table:table-cell office:value-type="float" office:value="106000" table:formula="of:=[.G15]-[.G24]" table:style-name="ce46">
            <text:p>$106.000,00</text:p>
          </table:table-cell>
          <table:table-cell office:value-type="float" office:value="106000" table:formula="of:=[.H15]-[.H24]" table:style-name="ce46">
            <text:p>$106.000,00</text:p>
          </table:table-cell>
          <table:table-cell office:value-type="float" office:value="106000" table:formula="of:=[.I15]-[.I24]" table:style-name="ce46">
            <text:p>$106.000,00</text:p>
          </table:table-cell>
          <table:table-cell office:value-type="float" office:value="106000" table:formula="of:=[.J15]-[.J24]" table:style-name="ce46">
            <text:p>$106.000,00</text:p>
          </table:table-cell>
          <table:table-cell office:value-type="float" office:value="106000" table:formula="of:=[.K15]-[.K24]" table:style-name="ce46">
            <text:p>$106.000,00</text:p>
          </table:table-cell>
          <table:table-cell office:value-type="float" office:value="106000" table:formula="of:=[.L15]-[.L24]" table:style-name="ce46">
            <text:p>$106.000,00</text:p>
          </table:table-cell>
          <table:table-cell office:value-type="float" office:value="106000" table:formula="of:=[.M15]-[.M24]" table:style-name="ce46">
            <text:p>$106.000,00</text:p>
          </table:table-cell>
          <table:table-cell office:value-type="float" office:value="106000" table:formula="of:=[.N15]-[.N24]" table:style-name="ce46">
            <text:p>$106.000,00</text:p>
          </table:table-cell>
          <table:table-cell office:value-type="float" office:value="106000" table:formula="of:=[.O15]-[.O24]" table:style-name="ce46">
            <text:p>$106.000,00</text:p>
          </table:table-cell>
          <table:table-cell office:value-type="float" office:value="106000" table:formula="of:=[.P15]-[.P24]" table:style-name="ce46">
            <text:p>$106.000,00</text:p>
          </table:table-cell>
          <table:table-cell office:value-type="float" office:value="106000" table:formula="of:=[.Q15]-[.Q24]" table:style-name="ce46">
            <text:p>$106.000,00</text:p>
          </table:table-cell>
          <table:table-cell office:value-type="float" office:value="106000" table:formula="of:=[.R15]-[.R24]" table:style-name="ce46">
            <text:p>$106.000,00</text:p>
          </table:table-cell>
          <table:table-cell office:value-type="float" office:value="106000" table:formula="of:=[.S15]-[.S24]" table:style-name="ce46">
            <text:p>$106.000,00</text:p>
          </table:table-cell>
          <table:table-cell office:value-type="float" office:value="106000" table:formula="of:=[.T15]-[.T24]" table:style-name="ce46">
            <text:p>$106.000,00</text:p>
          </table:table-cell>
          <table:table-cell office:value-type="float" office:value="106000" table:formula="of:=[.U15]-[.U24]" table:style-name="ce46">
            <text:p>$106.000,00</text:p>
          </table:table-cell>
          <table:table-cell office:value-type="float" office:value="106000" table:formula="of:=[.V15]-[.V24]" table:style-name="ce46">
            <text:p>$106.000,00</text:p>
          </table:table-cell>
          <table:table-cell office:value-type="float" office:value="106000" table:formula="of:=[.W15]-[.W24]" table:style-name="ce46">
            <text:p>$106.000,00</text:p>
          </table:table-cell>
          <table:table-cell office:value-type="float" office:value="106000" table:formula="of:=[.X15]-[.X24]" table:style-name="ce46">
            <text:p>$106.000,00</text:p>
          </table:table-cell>
          <table:table-cell office:value-type="float" office:value="106000" table:formula="of:=[.Y15]-[.Y24]" table:style-name="ce46">
            <text:p>$106.000,00</text:p>
          </table:table-cell>
          <table:table-cell office:value-type="float" office:value="106000" table:formula="of:=[.Z15]-[.Z24]" table:style-name="ce46">
            <text:p>$106.000,00</text:p>
          </table:table-cell>
          <table:table-cell office:value-type="float" office:value="106000" table:formula="of:=[.AA15]-[.AA24]" table:style-name="ce46">
            <text:p>$106.000,00</text:p>
          </table:table-cell>
          <table:table-cell office:value-type="float" office:value="106000" table:formula="of:=[.AB15]-[.AB24]" table:style-name="ce46">
            <text:p>$106.000,00</text:p>
          </table:table-cell>
          <table:table-cell office:value-type="float" office:value="106000" table:formula="of:=[.AC15]-[.AC24]" table:style-name="ce46">
            <text:p>$106.000,00</text:p>
          </table:table-cell>
          <table:table-cell office:value-type="float" office:value="106000" table:formula="of:=[.AD15]-[.AD24]" table:style-name="ce46">
            <text:p>$106.000,00</text:p>
          </table:table-cell>
          <table:table-cell office:value-type="float" office:value="106000" table:formula="of:=[.AE15]-[.AE24]" table:style-name="ce46">
            <text:p>$106.000,00</text:p>
          </table:table-cell>
          <table:table-cell office:value-type="float" office:value="106000" table:formula="of:=[.AF15]-[.AF24]" table:style-name="ce46">
            <text:p>$106.000,00</text:p>
          </table:table-cell>
          <table:table-cell office:value-type="float" office:value="106000" table:formula="of:=[.AG15]-[.AG24]" table:style-name="ce46">
            <text:p>$106.000,00</text:p>
          </table:table-cell>
          <table:table-cell office:value-type="float" office:value="106000" table:formula="of:=[.AH15]-[.AH24]" table:style-name="ce46">
            <text:p>$106.000,00</text:p>
          </table:table-cell>
          <table:table-cell office:value-type="float" office:value="106000" table:formula="of:=[.AI15]-[.AI24]" table:style-name="ce46">
            <text:p>$106.000,00</text:p>
          </table:table-cell>
          <table:table-cell office:value-type="float" office:value="106000" table:formula="of:=[.AJ15]-[.AJ24]" table:style-name="ce46">
            <text:p>$106.000,00</text:p>
          </table:table-cell>
          <table:table-cell office:value-type="float" office:value="106000" table:formula="of:=[.AK15]-[.AK24]" table:style-name="ce46">
            <text:p>$106.000,00</text:p>
          </table:table-cell>
          <table:table-cell office:value-type="float" office:value="106000" table:formula="of:=[.AL15]-[.AL24]" table:style-name="ce46">
            <text:p>$106.000,00</text:p>
          </table:table-cell>
          <table:table-cell office:value-type="float" office:value="106000" table:formula="of:=[.AM15]-[.AM24]" table:style-name="ce46">
            <text:p>$106.000,00</text:p>
          </table:table-cell>
          <table:table-cell office:value-type="float" office:value="106000" table:formula="of:=[.AN15]-[.AN24]" table:style-name="ce46">
            <text:p>$106.000,00</text:p>
          </table:table-cell>
          <table:table-cell office:value-type="float" office:value="106000" table:formula="of:=[.AO15]-[.AO24]" table:style-name="ce46">
            <text:p>$106.000,00</text:p>
          </table:table-cell>
          <table:table-cell office:value-type="float" office:value="106000" table:formula="of:=[.AP15]-[.AP24]" table:style-name="ce46">
            <text:p>$106.000,00</text:p>
          </table:table-cell>
          <table:table-cell office:value-type="float" office:value="106000" table:formula="of:=[.AQ15]-[.AQ24]" table:style-name="ce46">
            <text:p>$106.000,00</text:p>
          </table:table-cell>
          <table:table-cell office:value-type="float" office:value="106000" table:formula="of:=[.AR15]-[.AR24]" table:style-name="ce46">
            <text:p>$106.000,00</text:p>
          </table:table-cell>
          <table:table-cell office:value-type="float" office:value="106000" table:formula="of:=[.AS15]-[.AS24]" table:style-name="ce46">
            <text:p>$106.000,00</text:p>
          </table:table-cell>
          <table:table-cell office:value-type="float" office:value="106000" table:formula="of:=[.AT15]-[.AT24]" table:style-name="ce46">
            <text:p>$106.000,00</text:p>
          </table:table-cell>
          <table:table-cell office:value-type="float" office:value="106000" table:formula="of:=[.AU15]-[.AU24]" table:style-name="ce46">
            <text:p>$106.000,00</text:p>
          </table:table-cell>
          <table:table-cell office:value-type="float" office:value="106000" table:formula="of:=[.AV15]-[.AV24]" table:style-name="ce46">
            <text:p>$106.000,00</text:p>
          </table:table-cell>
          <table:table-cell office:value-type="float" office:value="106000" table:formula="of:=[.AW15]-[.AW24]" table:style-name="ce46">
            <text:p>$106.000,00</text:p>
          </table:table-cell>
          <table:table-cell office:value-type="float" office:value="106000" table:formula="of:=[.AX15]-[.AX24]" table:style-name="ce46">
            <text:p>$106.000,00</text:p>
          </table:table-cell>
          <table:table-cell office:value-type="float" office:value="106000" table:formula="of:=[.AY15]-[.AY24]" table:style-name="ce46">
            <text:p>$106.000,00</text:p>
          </table:table-cell>
          <table:table-cell office:value-type="float" office:value="106000" table:formula="of:=[.AZ15]-[.AZ24]" table:style-name="ce46">
            <text:p>$106.000,00</text:p>
          </table:table-cell>
          <table:table-cell office:value-type="float" office:value="106000" table:formula="of:=[.BA15]-[.BA24]" table:style-name="ce46">
            <text:p>$106.000,00</text:p>
          </table:table-cell>
          <table:table-cell office:value-type="float" office:value="106000" table:formula="of:=[.BB15]-[.BB24]" table:style-name="ce46">
            <text:p>$106.000,00</text:p>
          </table:table-cell>
          <table:table-cell office:value-type="float" office:value="106000" table:formula="of:=[.BC15]-[.BC24]" table:style-name="ce46">
            <text:p>$106.000,00</text:p>
          </table:table-cell>
          <table:table-cell office:value-type="float" office:value="106000" table:formula="of:=[.BD15]-[.BD24]" table:style-name="ce46">
            <text:p>$106.000,00</text:p>
          </table:table-cell>
          <table:table-cell office:value-type="float" office:value="106000" table:formula="of:=[.BE15]-[.BE24]" table:style-name="ce46">
            <text:p>$106.000,00</text:p>
          </table:table-cell>
          <table:table-cell office:value-type="float" office:value="106000" table:formula="of:=[.BF15]-[.BF24]" table:style-name="ce46">
            <text:p>$106.000,00</text:p>
          </table:table-cell>
          <table:table-cell office:value-type="float" office:value="106000" table:formula="of:=[.BG15]-[.BG24]" table:style-name="ce46">
            <text:p>$106.000,00</text:p>
          </table:table-cell>
          <table:table-cell office:value-type="float" office:value="106000" table:formula="of:=[.BH15]-[.BH24]" table:style-name="ce46">
            <text:p>$106.000,00</text:p>
          </table:table-cell>
          <table:table-cell office:value-type="float" office:value="106000" table:formula="of:=[.BI15]-[.BI24]" table:style-name="ce46">
            <text:p>$106.000,00</text:p>
          </table:table-cell>
          <table:table-cell office:value-type="float" office:value="106000" table:formula="of:=[.BJ15]-[.BJ24]" table:style-name="ce46">
            <text:p>$106.000,00</text:p>
          </table:table-cell>
          <table:table-cell office:value-type="float" office:value="106000" table:formula="of:=[.BK15]-[.BK24]" table:style-name="ce46">
            <text:p>$106.000,00</text:p>
          </table:table-cell>
          <table:table-cell office:value-type="currency" office:value="14269152.691200003" table:formula="of:=[.BL15]-[.BL24]" table:style-name="ce47">
            <text:p><text:s/>$14.269.152,69<text:s/></text:p>
          </table:table-cell>
          <table:table-cell table:number-columns-repeated="16320" table:style-name="ce1"/>
        </table:table-row>
        <table:table-row table:style-name="ro1">
          <table:table-cell table:style-name="ce1"/>
          <table:table-cell office:value-type="string" table:style-name="ce19">
            <text:p>IRR</text:p>
          </table:table-cell>
          <table:table-cell office:value-type="percentage" office:value="0.11934006327878333" table:formula="of:=IRR([.D25:.BL25])*12" table:style-name="ce48">
            <text:p>11,93%</text:p>
          </table:table-cell>
          <table:table-cell table:style-name="ce36"/>
          <table:table-cell table:style-name="ce49"/>
          <table:table-cell table:style-name="ce36"/>
          <table:table-cell table:style-name="ce16"/>
          <table:table-cell table:number-columns-repeated="56" table:style-name="ce1"/>
          <table:table-cell table:style-name="ce41"/>
          <table:table-cell table:number-columns-repeated="16320" table:style-name="ce1"/>
        </table:table-row>
        <table:table-row table:style-name="ro1">
          <table:table-cell table:style-name="ce1"/>
          <table:table-cell office:value-type="string" table:style-name="ce19">
            <text:p>MOIC</text:p>
          </table:table-cell>
          <table:table-cell office:value-type="float" office:value="1.6295976410354138" table:formula="of:=SUM([.E25:.BL25])/-[.D25]" table:style-name="ce50">
            <text:p>1,6x</text:p>
          </table:table-cell>
          <table:table-cell table:style-name="ce36"/>
          <table:table-cell table:style-name="ce49"/>
          <table:table-cell table:style-name="ce36"/>
          <table:table-cell table:style-name="ce16"/>
          <table:table-cell table:number-columns-repeated="16377" table:style-name="ce1"/>
        </table:table-row>
        <table:table-row table:style-name="ro1">
          <table:table-cell table:style-name="ce1"/>
          <table:table-cell table:style-name="ce49"/>
          <table:table-cell table:style-name="ce51"/>
          <table:table-cell table:number-columns-repeated="25" table:style-name="ce36"/>
          <table:table-cell table:number-columns-repeated="16356" table:style-name="ce1"/>
        </table:table-row>
        <table:table-row table:style-name="ro1">
          <table:table-cell table:style-name="ce1"/>
          <table:table-cell table:style-name="ce49"/>
          <table:table-cell table:number-columns-repeated="2" table:style-name="ce51"/>
          <table:table-cell table:style-name="ce49"/>
          <table:table-cell table:style-name="ce36"/>
          <table:table-cell table:style-name="ce16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4" table:style-name="ce49"/>
          <table:table-cell table:style-name="ce36"/>
          <table:table-cell table:style-name="ce16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3" table:style-name="ce8"/>
          <table:table-cell table:style-name="ce9"/>
          <table:table-cell table:style-name="ce52"/>
          <table:table-cell table:number-columns-repeated="2" table:style-name="ce8"/>
          <table:table-cell table:style-name="ce11"/>
          <table:table-cell table:number-columns-repeated="16375" table:style-name="ce1"/>
        </table:table-row>
        <table:table-row table:style-name="ro1">
          <table:table-cell table:style-name="ce14"/>
          <table:table-cell table:style-name="ce10"/>
          <table:table-cell table:number-columns-repeated="2" table:style-name="ce53"/>
          <table:table-cell table:style-name="ce10"/>
          <table:table-cell table:number-columns-repeated="2" table:style-name="ce12"/>
          <table:table-cell table:style-name="ce10"/>
          <table:table-cell table:style-name="ce11"/>
          <table:table-cell table:number-columns-repeated="16375" table:style-name="ce1"/>
        </table:table-row>
        <table:table-row table:style-name="ro1">
          <table:table-cell/>
          <table:table-cell table:style-name="ce10"/>
          <table:table-cell table:number-columns-repeated="2" table:style-name="ce53"/>
          <table:table-cell table:style-name="ce10"/>
          <table:table-cell table:number-columns-repeated="3" table:style-name="ce12"/>
          <table:table-cell table:style-name="ce11"/>
          <table:table-cell table:number-columns-repeated="16375"/>
        </table:table-row>
        <table:table-row table:style-name="ro1">
          <table:table-cell/>
          <table:table-cell table:style-name="ce10"/>
          <table:table-cell table:number-columns-repeated="2" table:style-name="ce12"/>
          <table:table-cell table:style-name="ce10"/>
          <table:table-cell table:number-columns-repeated="3" table:style-name="ce12"/>
          <table:table-cell table:style-name="ce11"/>
          <table:table-cell table:number-columns-repeated="16375"/>
        </table:table-row>
        <table:table-row table:style-name="ro1">
          <table:table-cell/>
          <table:table-cell table:style-name="ce8"/>
          <table:table-cell table:style-name="ce54"/>
          <table:table-cell table:style-name="ce12"/>
          <table:table-cell table:style-name="ce10"/>
          <table:table-cell table:style-name="ce52"/>
          <table:table-cell table:number-columns-repeated="2" table:style-name="ce55"/>
          <table:table-cell table:style-name="ce11"/>
          <table:table-cell table:number-columns-repeated="16375"/>
        </table:table-row>
        <table:table-row table:style-name="ro1">
          <table:table-cell/>
          <table:table-cell table:style-name="ce10"/>
          <table:table-cell table:style-name="ce12"/>
          <table:table-cell table:number-columns-repeated="2" table:style-name="ce10"/>
          <table:table-cell table:style-name="ce12"/>
          <table:table-cell table:style-name="ce56"/>
          <table:table-cell table:number-columns-repeated="2" table:style-name="ce11"/>
          <table:table-cell table:number-columns-repeated="16375"/>
        </table:table-row>
        <table:table-row table:style-name="ro1">
          <table:table-cell/>
          <table:table-cell table:style-name="ce8"/>
          <table:table-cell table:number-columns-repeated="3" table:style-name="ce10"/>
          <table:table-cell table:style-name="ce12"/>
          <table:table-cell table:style-name="ce56"/>
          <table:table-cell table:number-columns-repeated="2" table:style-name="ce11"/>
          <table:table-cell table:number-columns-repeated="16375"/>
        </table:table-row>
        <table:table-row table:number-rows-repeated="2" table:style-name="ro1">
          <table:table-cell/>
          <table:table-cell table:style-name="ce10"/>
          <table:table-cell table:number-columns-repeated="2" table:style-name="ce12"/>
          <table:table-cell table:style-name="ce10"/>
          <table:table-cell table:number-columns-repeated="2" table:style-name="ce12"/>
          <table:table-cell table:number-columns-repeated="2" table:style-name="ce11"/>
          <table:table-cell table:number-columns-repeated="16375"/>
        </table:table-row>
        <table:table-row table:style-name="ro1">
          <table:table-cell/>
          <table:table-cell table:style-name="ce10"/>
          <table:table-cell table:number-columns-repeated="2" table:style-name="ce12"/>
          <table:table-cell table:style-name="ce10"/>
          <table:table-cell table:number-columns-repeated="2" table:style-name="ce12"/>
          <table:table-cell table:style-name="ce10"/>
          <table:table-cell table:style-name="ce11"/>
          <table:table-cell table:number-columns-repeated="16375"/>
        </table:table-row>
        <table:table-row table:style-name="ro1">
          <table:table-cell/>
          <table:table-cell table:style-name="ce10"/>
          <table:table-cell table:number-columns-repeated="2" table:style-name="ce12"/>
          <table:table-cell table:style-name="ce10"/>
          <table:table-cell table:number-columns-repeated="2" table:style-name="ce12"/>
          <table:table-cell table:style-name="ce54"/>
          <table:table-cell table:style-name="ce11"/>
          <table:table-cell table:number-columns-repeated="16375"/>
        </table:table-row>
        <table:table-row table:style-name="ro1">
          <table:table-cell/>
          <table:table-cell table:style-name="ce10"/>
          <table:table-cell table:number-columns-repeated="2" table:style-name="ce12"/>
          <table:table-cell table:style-name="ce10"/>
          <table:table-cell table:style-name="ce52"/>
          <table:table-cell table:style-name="ce12"/>
          <table:table-cell table:style-name="ce10"/>
          <table:table-cell table:style-name="ce11"/>
          <table:table-cell table:number-columns-repeated="16375"/>
        </table:table-row>
        <table:table-row table:style-name="ro1">
          <table:table-cell/>
          <table:table-cell table:style-name="ce10"/>
          <table:table-cell table:number-columns-repeated="2" table:style-name="ce12"/>
          <table:table-cell table:style-name="ce10"/>
          <table:table-cell table:style-name="ce52"/>
          <table:table-cell table:style-name="ce57"/>
          <table:table-cell table:style-name="ce10"/>
          <table:table-cell table:style-name="ce11"/>
          <table:table-cell table:number-columns-repeated="16375"/>
        </table:table-row>
        <table:table-row table:style-name="ro1">
          <table:table-cell/>
          <table:table-cell table:style-name="ce8"/>
          <table:table-cell table:style-name="ce58"/>
          <table:table-cell table:number-columns-repeated="2" table:style-name="ce10"/>
          <table:table-cell table:style-name="ce12"/>
          <table:table-cell table:style-name="ce56"/>
          <table:table-cell table:number-columns-repeated="2" table:style-name="ce11"/>
          <table:table-cell table:number-columns-repeated="16375"/>
        </table:table-row>
        <table:table-row table:style-name="ro1">
          <table:table-cell/>
          <table:table-cell table:style-name="ce8"/>
          <table:table-cell table:style-name="ce59"/>
          <table:table-cell table:number-columns-repeated="2" table:style-name="ce10"/>
          <table:table-cell table:style-name="ce12"/>
          <table:table-cell table:style-name="ce56"/>
          <table:table-cell table:number-columns-repeated="2" table:style-name="ce11"/>
          <table:table-cell table:number-columns-repeated="16375"/>
        </table:table-row>
        <table:table-row table:number-rows-repeated="2" table:style-name="ro1">
          <table:table-cell/>
          <table:table-cell table:number-columns-repeated="4" table:style-name="ce10"/>
          <table:table-cell table:style-name="ce12"/>
          <table:table-cell table:style-name="ce56"/>
          <table:table-cell table:number-columns-repeated="2" table:style-name="ce11"/>
          <table:table-cell table:number-columns-repeated="16375"/>
        </table:table-row>
        <table:table-row table:style-name="ro1">
          <table:table-cell/>
          <table:table-cell table:number-columns-repeated="2" table:style-name="ce8"/>
          <table:table-cell table:style-name="ce11"/>
          <table:table-cell table:style-name="ce10"/>
          <table:table-cell table:number-columns-repeated="2" table:style-name="ce56"/>
          <table:table-cell table:number-columns-repeated="2" table:style-name="ce11"/>
          <table:table-cell table:number-columns-repeated="16375"/>
        </table:table-row>
        <table:table-row table:number-rows-repeated="6" table:style-name="ro1">
          <table:table-cell/>
          <table:table-cell table:number-columns-repeated="8" table:style-name="ce11"/>
          <table:table-cell table:number-columns-repeated="16375"/>
        </table:table-row>
        <table:table-row table:number-rows-repeated="1048522" table:style-name="ro1">
          <table:table-cell table:number-columns-repeated="16384"/>
        </table:table-row>
      </table:table>
      <table:table table:name="Sensivity_Analyis" table:style-name="ta2">
        <table:table-column table:style-name="co19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Internal IRR</text:p>
          </table:table-cell>
          <table:table-cell table:style-name="ce1"/>
          <table:table-cell office:value-type="string" table:number-columns-spanned="6" table:number-rows-spanned="1" table:style-name="ce63">
            <text:p>Ocupancy Rate</text:p>
          </table:table-cell>
          <table:covered-table-cell table:number-columns-repeated="5"/>
          <table:table-cell table:number-columns-repeated="16372"/>
        </table:table-row>
        <table:table-row table:style-name="ro1">
          <table:table-cell table:number-columns-repeated="4"/>
          <table:table-cell table:style-name="ce1"/>
          <table:table-cell office:value-type="percentage" office:value="0.11934006327878333" table:formula="of:=[Cashflow_analysis_Per_Month.C26]" table:style-name="ce60">
            <text:p>11,93%</text:p>
          </table:table-cell>
          <table:table-cell office:value-type="percentage" office:value="0.9" table:style-name="ce61">
            <text:p>90%</text:p>
          </table:table-cell>
          <table:table-cell office:value-type="percentage" office:value="0.8" table:style-name="ce62">
            <text:p>80%</text:p>
          </table:table-cell>
          <table:table-cell office:value-type="percentage" office:value="0.7" table:style-name="ce61">
            <text:p>70%</text:p>
          </table:table-cell>
          <table:table-cell office:value-type="percentage" office:value="0.6" table:style-name="ce61">
            <text:p>60%</text:p>
          </table:table-cell>
          <table:table-cell office:value-type="percentage" office:value="0.5" table:style-name="ce61">
            <text:p>50%</text:p>
          </table:table-cell>
          <table:table-cell office:value-type="percentage" office:value="0.4" table:style-name="ce61">
            <text:p>40%</text:p>
          </table:table-cell>
          <table:table-cell table:number-columns-repeated="16372"/>
        </table:table-row>
        <table:table-row table:style-name="ro2">
          <table:table-cell table:number-columns-repeated="4"/>
          <table:table-cell office:value-type="string" table:number-columns-spanned="1" table:number-rows-spanned="6" table:style-name="ce64">
            <text:p>House apreciation</text:p>
          </table:table-cell>
          <table:table-cell office:value-type="percentage" office:value="0.09" table:style-name="ce61">
            <text:p>9%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covered-table-cell/>
          <table:table-cell office:value-type="percentage" office:value="0.08" table:style-name="ce62">
            <text:p>8%</text:p>
          </table:table-cell>
          <table:table-cell table:style-name="ce1"/>
          <table:table-cell office:value-type="percentage" office:value="0.11934006327878333" table:formula="of:=[Cashflow_analysis_Per_Month.C26]" table:style-name="ce60">
            <text:p>11,93%</text:p>
          </table:table-cell>
          <table:table-cell table:number-columns-repeated="16376" table:style-name="ce1"/>
        </table:table-row>
        <table:table-row table:style-name="ro1">
          <table:table-cell table:number-columns-repeated="4"/>
          <table:covered-table-cell/>
          <table:table-cell office:value-type="percentage" office:value="7.0000000000000007E-2" table:style-name="ce61">
            <text:p>7%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covered-table-cell/>
          <table:table-cell office:value-type="percentage" office:value="0.06" table:style-name="ce61">
            <text:p>6%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covered-table-cell/>
          <table:table-cell office:value-type="percentage" office:value="0.05" table:style-name="ce61">
            <text:p>5%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covered-table-cell/>
          <table:table-cell office:value-type="percentage" office:value="0.04" table:style-name="ce61">
            <text:p>4%</text:p>
          </table:table-cell>
          <table:table-cell table:number-columns-repeated="16378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text-style style:name="N30">
      <number:text-content/>
    </number:text-style>
    <number:number-style style:name="N36P0">
      <number:text>$</number:text>
      <number:number number:decimal-places="2" number:min-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36P0"/>
    </number:number-style>
    <number:number-style style:name="N37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en" number:country="US">
      <number:text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9P1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39P2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">
      <number:number number:decimal-places="1" number:min-decimal-places="1" number:min-integer-digits="1"/>
      <number:text>x</number:text>
    </number:number-style>
    <number:number-style style:name="N41P0">
      <number:text>$</number:text>
      <number:number number:decimal-places="0" number:min-decimal-places="0" number:min-integer-digits="1" number:grouping="true"/>
    </number:number-style>
    <number:number-style style:name="N41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41P0"/>
    </number:number-style>
    <number:number-style style:name="N42">
      <number:text>$</number:text>
      <number:number number:decimal-places="2" number:min-decimal-places="2" number:min-integer-digits="1" number:grouping="true"/>
    </number:number-style>
    <style:style style:name="Millares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1</meta:generator>
    <dc:title/>
    <dc:description/>
    <dc:subject/>
    <meta:initial-creator>FRANCISCO JAVIER VARGAS FENTANES</meta:initial-creator>
    <dc:creator>Francisco Javier Vargas Fentanes</dc:creator>
    <meta:creation-date>2024-04-16T00:54:26Z</meta:creation-date>
    <dc:date>2025-01-23T17:15:52Z</dc:date>
  </office:meta>
</office:document-meta>
</file>